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ingLiU" svg:font-family="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ingLiU" fo:font-size="9.5pt" fo:background-color="#ffffff" style:font-size-asian="9.5pt"/>
    </style:style>
    <style:style style:name="P2" style:family="paragraph" style:parent-style-name="Standard">
      <style:text-properties fo:color="#000000" style:font-name="MingLiU" fo:font-size="9.5pt" officeooo:rsid="001a9d9d" officeooo:paragraph-rsid="001e640a" fo:background-color="#ffffff" style:font-size-asian="9.5pt" style:font-size-complex="11pt"/>
    </style:style>
    <style:style style:name="P3" style:family="paragraph" style:parent-style-name="Standard">
      <style:text-properties fo:color="#000000" style:font-name="MingLiU" fo:font-size="9.5pt" officeooo:paragraph-rsid="001e640a" fo:background-color="#ffffff" style:font-size-asian="9.5pt" style:font-size-complex="11pt"/>
    </style:style>
    <style:style style:name="P4" style:family="paragraph" style:parent-style-name="Standard">
      <style:text-properties fo:color="#000000" style:font-name="MingLiU" fo:font-size="9.5pt" officeooo:paragraph-rsid="001e640a" fo:background-color="#ffffff" style:font-size-asian="9.5pt"/>
    </style:style>
    <style:style style:name="P5" style:family="paragraph" style:parent-style-name="Standard">
      <style:text-properties fo:color="#000000" style:font-name="MingLiU" fo:font-size="11pt" officeooo:rsid="001a9d9d" officeooo:paragraph-rsid="001f902a" fo:background-color="#ffffff" style:font-size-asian="11pt" style:font-size-complex="11pt"/>
    </style:style>
    <style:style style:name="P6" style:family="paragraph" style:parent-style-name="Standard">
      <style:text-properties fo:color="#000000" fo:font-size="11pt" officeooo:paragraph-rsid="00217162" style:font-size-asian="11pt" style:font-size-complex="11pt"/>
    </style:style>
    <style:style style:name="P7" style:family="paragraph" style:parent-style-name="Standard">
      <style:text-properties fo:color="#000000" fo:font-size="11pt" officeooo:paragraph-rsid="00217162" style:font-size-asian="11pt"/>
    </style:style>
    <style:style style:name="P8" style:family="paragraph" style:parent-style-name="Standard">
      <style:text-properties fo:font-size="11pt" officeooo:paragraph-rsid="001e640a" style:font-size-asian="11pt" style:font-size-complex="11pt"/>
    </style:style>
    <style:style style:name="P9" style:family="paragraph" style:parent-style-name="Standard">
      <style:text-properties fo:font-size="11pt" officeooo:paragraph-rsid="001f902a" style:font-size-asian="11pt" style:font-size-complex="11pt"/>
    </style:style>
    <style:style style:name="P10" style:family="paragraph" style:parent-style-name="Standard">
      <style:text-properties fo:color="#008000" style:font-name="MingLiU" fo:font-size="9.5pt" officeooo:paragraph-rsid="001e640a" fo:background-color="#ffffff" style:font-size-asian="9.5pt" style:font-size-complex="11pt"/>
    </style:style>
    <style:style style:name="P11" style:family="paragraph" style:parent-style-name="Standard">
      <style:text-properties officeooo:paragraph-rsid="001e640a"/>
    </style:style>
    <style:style style:name="P12" style:family="paragraph" style:parent-style-name="Standard">
      <style:text-properties officeooo:paragraph-rsid="001f902a"/>
    </style:style>
    <style:style style:name="P13" style:family="paragraph" style:parent-style-name="Standard">
      <style:text-properties officeooo:paragraph-rsid="00217162"/>
    </style:style>
    <style:style style:name="P14" style:family="paragraph" style:parent-style-name="Standard">
      <style:text-properties fo:color="#000000" style:font-name="MingLiU" fo:font-size="9.5pt" fo:background-color="#ffffff" style:font-size-asian="9.5pt"/>
    </style:style>
    <style:style style:name="P15" style:family="paragraph" style:parent-style-name="Standard">
      <style:text-properties fo:color="#000000" style:font-name="MingLiU" fo:font-size="9.5pt" officeooo:rsid="001a9d9d" officeooo:paragraph-rsid="001e640a" fo:background-color="#ffffff" style:font-size-asian="9.5pt" style:font-size-complex="11pt"/>
    </style:style>
    <style:style style:name="P16" style:family="paragraph" style:parent-style-name="Standard">
      <style:text-properties fo:color="#000000" style:font-name="MingLiU" fo:font-size="9.5pt" officeooo:paragraph-rsid="001e640a" fo:background-color="#ffffff" style:font-size-asian="9.5pt"/>
    </style:style>
    <style:style style:name="P17" style:family="paragraph" style:parent-style-name="Standard">
      <style:text-properties fo:color="#000000" style:font-name="MingLiU" fo:font-size="9.5pt" officeooo:paragraph-rsid="00248e31" fo:background-color="#ffffff" style:font-size-asian="9.5pt"/>
    </style:style>
    <style:style style:name="P18" style:family="paragraph" style:parent-style-name="Standard">
      <style:text-properties fo:color="#000000" style:font-name="MingLiU" fo:font-size="9.5pt" officeooo:paragraph-rsid="002919f5" fo:background-color="#ffffff" style:font-size-asian="9.5pt"/>
    </style:style>
    <style:style style:name="P19" style:family="paragraph" style:parent-style-name="Standard">
      <style:text-properties fo:color="#000000" style:font-name="MingLiU" fo:font-size="11pt" officeooo:rsid="001a9d9d" officeooo:paragraph-rsid="001e640a" fo:background-color="#ffffff" style:font-size-asian="11pt" style:font-size-complex="11pt"/>
    </style:style>
    <style:style style:name="P20" style:family="paragraph" style:parent-style-name="Standard">
      <style:text-properties officeooo:paragraph-rsid="00248e31"/>
    </style:style>
    <style:style style:name="P21" style:family="paragraph" style:parent-style-name="Standard">
      <style:text-properties officeooo:paragraph-rsid="00254399"/>
    </style:style>
    <style:style style:name="P22" style:family="paragraph" style:parent-style-name="Standard">
      <style:text-properties officeooo:paragraph-rsid="00265d72"/>
    </style:style>
    <style:style style:name="P23" style:family="paragraph" style:parent-style-name="Standard">
      <style:text-properties officeooo:paragraph-rsid="0026b70c"/>
    </style:style>
    <style:style style:name="P24" style:family="paragraph" style:parent-style-name="Standard">
      <style:text-properties officeooo:paragraph-rsid="00275d36"/>
    </style:style>
    <style:style style:name="P25" style:family="paragraph" style:parent-style-name="Standard">
      <style:text-properties officeooo:paragraph-rsid="002919f5"/>
    </style:style>
    <style:style style:name="P26" style:family="paragraph" style:parent-style-name="Standard">
      <style:text-properties officeooo:paragraph-rsid="002a48d5"/>
    </style:style>
    <style:style style:name="P27" style:family="paragraph" style:parent-style-name="Standard">
      <style:text-properties officeooo:paragraph-rsid="002beaca"/>
    </style:style>
    <style:style style:name="T1" style:family="text">
      <style:text-properties fo:color="#0000ff"/>
    </style:style>
    <style:style style:name="T2" style:family="text">
      <style:text-properties fo:color="#0000ff" style:font-name="MingLiU" fo:font-size="9.5pt" fo:background-color="#ffffff" loext:char-shading-value="0" style:font-size-asian="9.5pt"/>
    </style:style>
    <style:style style:name="T3" style:family="text">
      <style:text-properties fo:color="#0000ff" style:font-name="MingLiU" fo:font-size="9.5pt" officeooo:rsid="001a9d9d" fo:background-color="#ffffff" loext:char-shading-value="0" style:font-size-asian="9.5pt" style:font-size-complex="11pt"/>
    </style:style>
    <style:style style:name="T4" style:family="text">
      <style:text-properties fo:color="#0000ff" style:font-name="MingLiU" fo:font-size="9.5pt" officeooo:rsid="001a9d9d" fo:background-color="#ffffff" loext:char-shading-value="0" style:font-size-asian="9.5pt"/>
    </style:style>
    <style:style style:name="T5" style:family="text">
      <style:text-properties fo:color="#0000ff" style:font-name="MingLiU" fo:font-size="9.5pt" style:font-size-asian="9.5pt" fo:background-color="#ffffff"/>
    </style:style>
    <style:style style:name="T6" style:family="text">
      <style:text-properties fo:color="#0000ff" officeooo:rsid="001a9d9d"/>
    </style:style>
    <style:style style:name="T7" style:family="text">
      <style:text-properties fo:color="#0000ff" fo:font-size="9.5pt" fo:background-color="#ffffff" loext:char-shading-value="0" style:font-size-asian="9.5pt"/>
    </style:style>
    <style:style style:name="T8" style:family="text">
      <style:text-properties fo:color="#0000ff" fo:background-color="#ffffff"/>
    </style:style>
    <style:style style:name="T9" style:family="text">
      <style:text-properties fo:color="#000000" style:font-name="MingLiU" fo:font-size="9.5pt" fo:background-color="#ffffff" loext:char-shading-value="0" style:font-size-asian="9.5pt"/>
    </style:style>
    <style:style style:name="T10" style:family="text">
      <style:text-properties fo:color="#000000" style:font-name="MingLiU" fo:font-size="9.5pt" officeooo:rsid="00182b71" fo:background-color="#ffffff" loext:char-shading-value="0" style:font-size-asian="9.5pt"/>
    </style:style>
    <style:style style:name="T11" style:family="text">
      <style:text-properties fo:color="#000000" style:font-name="MingLiU" fo:font-size="9.5pt" officeooo:rsid="001a9d9d" fo:background-color="#ffffff" loext:char-shading-value="0" style:font-size-asian="9.5pt"/>
    </style:style>
    <style:style style:name="T12" style:family="text">
      <style:text-properties fo:color="#000000" style:font-name="MingLiU" fo:font-size="9.5pt" officeooo:rsid="001a9d9d" fo:background-color="#ffffff" loext:char-shading-value="0" style:font-size-asian="9.5pt"/>
    </style:style>
    <style:style style:name="T13" style:family="text">
      <style:text-properties fo:color="#000000" style:font-name="MingLiU" fo:font-size="9.5pt" officeooo:rsid="00254399" fo:background-color="#ffffff" loext:char-shading-value="0" style:font-size-asian="9.5pt"/>
    </style:style>
    <style:style style:name="T14" style:family="text">
      <style:text-properties fo:color="#000000" style:font-name="MingLiU" fo:font-size="9.5pt" fo:background-color="#ffffff" loext:char-shading-value="0" style:font-size-asian="9.5pt"/>
    </style:style>
    <style:style style:name="T15" style:family="text">
      <style:text-properties fo:color="#000000" style:font-name="MingLiU" fo:font-size="9.5pt" officeooo:rsid="001e640a" fo:background-color="#ffffff" loext:char-shading-value="0" style:font-size-asian="9.5pt"/>
    </style:style>
    <style:style style:name="T16" style:family="text">
      <style:text-properties fo:color="#000000" style:font-name="MingLiU" fo:font-size="9.5pt" officeooo:rsid="00248e31" fo:background-color="#ffffff" loext:char-shading-value="0" style:font-size-asian="9.5pt"/>
    </style:style>
    <style:style style:name="T17" style:family="text">
      <style:text-properties fo:color="#000000" style:font-name="MingLiU" fo:font-size="9.5pt" style:font-size-asian="9.5pt" fo:background-color="#ffffff"/>
    </style:style>
    <style:style style:name="T18" style:family="text">
      <style:text-properties fo:color="#000000" style:font-name="MingLiU" fo:font-size="9.5pt" officeooo:rsid="00248e31" style:font-size-asian="9.5pt" fo:background-color="#ffffff"/>
    </style:style>
    <style:style style:name="T19" style:family="text">
      <style:text-properties fo:color="#2b91af"/>
    </style:style>
    <style:style style:name="T20" style:family="text">
      <style:text-properties fo:color="#2b91af" style:font-name="MingLiU" fo:font-size="9.5pt" fo:background-color="#ffffff" loext:char-shading-value="0" style:font-size-asian="9.5pt"/>
    </style:style>
    <style:style style:name="T21" style:family="text">
      <style:text-properties fo:color="#2b91af" style:font-name="MingLiU" fo:font-size="9.5pt" style:font-size-asian="9.5pt" fo:background-color="#ffffff"/>
    </style:style>
    <style:style style:name="T22" style:family="text">
      <style:text-properties fo:color="#2b91af" fo:background-color="#ffffff"/>
    </style:style>
    <style:style style:name="T23" style:family="text">
      <style:text-properties fo:color="#008000"/>
    </style:style>
    <style:style style:name="T24" style:family="text">
      <style:text-properties fo:color="#008000" style:font-name="MingLiU" fo:font-size="9.5pt" fo:background-color="#ffffff" loext:char-shading-value="0" style:font-size-asian="9.5pt"/>
    </style:style>
    <style:style style:name="T25" style:family="text">
      <style:text-properties fo:color="#008000" style:font-name="MingLiU" fo:font-size="9.5pt" officeooo:rsid="0014a915" fo:background-color="#ffffff" loext:char-shading-value="0" style:font-size-asian="9.5pt"/>
    </style:style>
    <style:style style:name="T26" style:family="text">
      <style:text-properties fo:color="#008000" style:font-name="MingLiU" fo:font-size="9.5pt" officeooo:rsid="00194603" fo:background-color="#ffffff" loext:char-shading-value="0" style:font-size-asian="9.5pt"/>
    </style:style>
    <style:style style:name="T27" style:family="text">
      <style:text-properties fo:color="#008000" style:font-name="MingLiU" fo:font-size="9.5pt" officeooo:rsid="001a9d9d" fo:background-color="#ffffff" loext:char-shading-value="0" style:font-size-asian="9.5pt"/>
    </style:style>
    <style:style style:name="T28" style:family="text">
      <style:text-properties fo:color="#008000" style:font-name="MingLiU" fo:font-size="9.5pt" officeooo:rsid="001a9d9d" fo:background-color="#ffffff" loext:char-shading-value="0" style:font-size-asian="9.5pt"/>
    </style:style>
    <style:style style:name="T29" style:family="text">
      <style:text-properties fo:color="#008000" style:font-name="MingLiU" fo:font-size="9.5pt" officeooo:rsid="001a9d9d" fo:background-color="#ffffff" loext:char-shading-value="0" style:font-size-asian="9.5pt"/>
    </style:style>
    <style:style style:name="T30" style:family="text">
      <style:text-properties fo:color="#008000" style:font-name="MingLiU" fo:font-size="9.5pt" officeooo:rsid="00182b71" fo:background-color="#ffffff" loext:char-shading-value="0" style:font-size-asian="9.5pt"/>
    </style:style>
    <style:style style:name="T31" style:family="text">
      <style:text-properties fo:color="#008000" style:font-name="MingLiU" fo:font-size="9.5pt" fo:background-color="#ffffff" loext:char-shading-value="0" style:font-size-asian="9.5pt" style:font-size-complex="11pt"/>
    </style:style>
    <style:style style:name="T32" style:family="text">
      <style:text-properties fo:color="#008000" style:font-name="MingLiU" fo:font-size="9.5pt" officeooo:rsid="001f902a" fo:background-color="#ffffff" loext:char-shading-value="0" style:font-size-asian="9.5pt" style:font-size-complex="11pt"/>
    </style:style>
    <style:style style:name="T33" style:family="text">
      <style:text-properties fo:color="#008000" style:font-name="MingLiU" fo:font-size="9.5pt" officeooo:rsid="001aa753" fo:background-color="#ffffff" loext:char-shading-value="0" style:font-size-asian="9.5pt"/>
    </style:style>
    <style:style style:name="T34" style:family="text">
      <style:text-properties fo:color="#008000" style:font-name="MingLiU" fo:font-size="9.5pt" officeooo:rsid="001e640a" fo:background-color="#ffffff" loext:char-shading-value="0" style:font-size-asian="9.5pt"/>
    </style:style>
    <style:style style:name="T35" style:family="text">
      <style:text-properties fo:color="#008000" style:font-name="MingLiU" fo:font-size="9.5pt" officeooo:rsid="001e640a" fo:background-color="#ffffff" loext:char-shading-value="0" style:font-size-asian="9.5pt"/>
    </style:style>
    <style:style style:name="T36" style:family="text">
      <style:text-properties fo:color="#008000" style:font-name="MingLiU" fo:font-size="9.5pt" officeooo:rsid="00217162" fo:background-color="#ffffff" loext:char-shading-value="0" style:font-size-asian="9.5pt"/>
    </style:style>
    <style:style style:name="T37" style:family="text">
      <style:text-properties fo:color="#008000" style:font-name="MingLiU" fo:font-size="9.5pt" officeooo:rsid="001f902a" fo:background-color="#ffffff" loext:char-shading-value="0" style:font-size-asian="9.5pt"/>
    </style:style>
    <style:style style:name="T38" style:family="text">
      <style:text-properties fo:color="#008000" style:font-name="MingLiU" fo:font-size="9.5pt" officeooo:rsid="00254399" fo:background-color="#ffffff" loext:char-shading-value="0" style:font-size-asian="9.5pt"/>
    </style:style>
    <style:style style:name="T39" style:family="text">
      <style:text-properties fo:color="#008000" style:font-name="MingLiU" fo:font-size="9.5pt" officeooo:rsid="00248e31" fo:background-color="#ffffff" loext:char-shading-value="0" style:font-size-asian="9.5pt"/>
    </style:style>
    <style:style style:name="T40" style:family="text">
      <style:text-properties fo:color="#008000" style:font-name="MingLiU" fo:font-size="9.5pt" officeooo:rsid="00265d72" fo:background-color="#ffffff" loext:char-shading-value="0" style:font-size-asian="9.5pt"/>
    </style:style>
    <style:style style:name="T41" style:family="text">
      <style:text-properties fo:color="#008000" style:font-name="MingLiU" fo:font-size="9.5pt" officeooo:rsid="00265d72" fo:background-color="#ffffff" loext:char-shading-value="0" style:font-size-asian="9.5pt"/>
    </style:style>
    <style:style style:name="T42" style:family="text">
      <style:text-properties fo:color="#008000" style:font-name="MingLiU" fo:font-size="9.5pt" fo:background-color="#ffffff" loext:char-shading-value="0" style:font-size-asian="9.5pt"/>
    </style:style>
    <style:style style:name="T43" style:family="text">
      <style:text-properties fo:color="#008000" style:font-name="MingLiU" fo:font-size="9.5pt" officeooo:rsid="0026b70c" fo:background-color="#ffffff" loext:char-shading-value="0" style:font-size-asian="9.5pt"/>
    </style:style>
    <style:style style:name="T44" style:family="text">
      <style:text-properties fo:color="#008000" style:font-name="MingLiU" fo:font-size="9.5pt" style:font-size-asian="9.5pt" fo:background-color="#ffffff"/>
    </style:style>
    <style:style style:name="T45" style:family="text">
      <style:text-properties fo:color="#008000" style:font-name="MingLiU" fo:font-size="9.5pt" officeooo:rsid="00248e31" style:font-size-asian="9.5pt" fo:background-color="#ffffff"/>
    </style:style>
    <style:style style:name="T46" style:family="text">
      <style:text-properties fo:color="#008000" style:font-name="MingLiU" fo:font-size="9.5pt" officeooo:rsid="00254399" style:font-size-asian="9.5pt" fo:background-color="#ffffff"/>
    </style:style>
    <style:style style:name="T47" style:family="text">
      <style:text-properties fo:color="#008000" style:font-name="MingLiU" fo:font-size="9.5pt" officeooo:rsid="002a48d5" style:font-size-asian="9.5pt" fo:background-color="#ffffff"/>
    </style:style>
    <style:style style:name="T48" style:family="text">
      <style:text-properties fo:color="#008000" officeooo:rsid="0023026a"/>
    </style:style>
    <style:style style:name="T49" style:family="text">
      <style:text-properties fo:color="#008000" officeooo:rsid="00182b71"/>
    </style:style>
    <style:style style:name="T50" style:family="text">
      <style:text-properties fo:color="#008000" fo:font-size="9.5pt" fo:background-color="#ffffff" loext:char-shading-value="0" style:font-size-asian="9.5pt"/>
    </style:style>
    <style:style style:name="T51" style:family="text">
      <style:text-properties fo:color="#008000" fo:background-color="#ffffff"/>
    </style:style>
    <style:style style:name="T52" style:family="text">
      <style:text-properties fo:color="#008000" officeooo:rsid="001e640a" fo:background-color="#ffffff"/>
    </style:style>
    <style:style style:name="T53" style:family="text">
      <style:text-properties style:font-name="MingLiU" officeooo:rsid="001a9d9d" fo:background-color="#ffffff" loext:char-shading-value="0"/>
    </style:style>
    <style:style style:name="T54" style:family="text">
      <style:text-properties style:font-name="MingLiU" officeooo:rsid="001a9d9d" fo:background-color="#ffffff" loext:char-shading-value="0" style:font-size-complex="11pt"/>
    </style:style>
    <style:style style:name="T55" style:family="text">
      <style:text-properties style:font-name="MingLiU" fo:font-size="9.5pt" officeooo:rsid="001a9d9d" fo:background-color="#ffffff" loext:char-shading-value="0" style:font-size-asian="9.5pt"/>
    </style:style>
    <style:style style:name="T56" style:family="text">
      <style:text-properties style:font-name="MingLiU" fo:font-size="9.5pt" officeooo:rsid="001a9d9d" fo:background-color="#ffffff" loext:char-shading-value="0" style:font-size-asian="9.5pt" style:font-size-complex="11pt"/>
    </style:style>
    <style:style style:name="T57" style:family="text">
      <style:text-properties fo:color="#808080"/>
    </style:style>
    <style:style style:name="T58" style:family="text">
      <style:text-properties fo:color="#808080" style:font-name="MingLiU" fo:font-size="9.5pt" fo:background-color="#ffffff" loext:char-shading-value="0" style:font-size-asian="9.5pt"/>
    </style:style>
    <style:style style:name="T59" style:family="text">
      <style:text-properties fo:color="#808080" style:font-name="MingLiU" fo:font-size="9.5pt" style:font-size-asian="9.5pt" fo:background-color="#ffffff"/>
    </style:style>
    <style:style style:name="T60" style:family="text">
      <style:text-properties fo:color="#808080" fo:background-color="#ffffff"/>
    </style:style>
    <style:style style:name="T61" style:family="text">
      <style:text-properties fo:color="#008080" style:font-name="MingLiU" fo:font-size="9.5pt" fo:background-color="#ffffff" loext:char-shading-value="0" style:font-size-asian="9.5pt"/>
    </style:style>
    <style:style style:name="T62" style:family="text">
      <style:text-properties fo:color="#008080" style:font-name="MingLiU" fo:font-size="9.5pt" style:font-size-asian="9.5pt" fo:background-color="#ffffff"/>
    </style:style>
    <style:style style:name="T63" style:family="text">
      <style:text-properties fo:color="#a31515" style:font-name="MingLiU" fo:font-size="9.5pt" fo:background-color="#ffffff" loext:char-shading-value="0" style:font-size-asian="9.5pt"/>
    </style:style>
    <style:style style:name="T64" style:family="text">
      <style:text-properties fo:color="#a31515" style:font-name="MingLiU" fo:font-size="9.5pt" style:font-size-asian="9.5pt" fo:background-color="#ffffff"/>
    </style:style>
    <style:style style:name="T65" style:family="text">
      <style:text-properties fo:color="#6f008a" style:font-name="MingLiU" fo:font-size="9.5pt" fo:background-color="#ffffff" loext:char-shading-value="0" style:font-size-asian="9.5pt"/>
    </style:style>
    <style:style style:name="T66" style:family="text">
      <style:text-properties fo:color="#6f008a" style:font-name="MingLiU" fo:font-size="9.5pt" style:font-size-asian="9.5pt" fo:background-color="#ffffff"/>
    </style:style>
    <style:style style:name="T67" style:family="text">
      <style:text-properties fo:font-size="9.5pt" fo:background-color="#ffffff" loext:char-shading-value="0" style:font-size-asian="9.5pt"/>
    </style:style>
    <style:style style:name="T68" style:family="text">
      <style:text-properties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將程式分成三個部分，第一個為card.h，負責定義class的物件</text:p>
      <text:p text:style-name="P8"><text:span text:style-name="T2">public</text:span><text:span text:style-name="T9">:</text:span></text:p>
      <text:p text:style-name="P11"><text:span text:style-name="T9"><text:tab/></text:span><text:span text:style-name="T20">string</text:span><text:span text:style-name="T9"> suits();</text:span><text:span text:style-name="T24">//輸出使用者所輸入數字對應的花色</text:span><text:span text:style-name="T25">(這次無用到此函式)</text:span></text:p>
      <text:p text:style-name="P11"><text:span text:style-name="T9"><text:tab/></text:span><text:span text:style-name="T2">int</text:span><text:span text:style-name="T9"> number();</text:span><text:span text:style-name="T24">//輸出使用者所輸入數字對應的</text:span><text:span text:style-name="T26">號碼</text:span><text:span text:style-name="T25">(這次無用到此函式)</text:span></text:p>
      <text:p text:style-name="P11"><text:span text:style-name="T9"><text:tab/></text:span><text:span text:style-name="T20">string</text:span><text:span text:style-name="T9"> printtypeone(</text:span><text:span text:style-name="T3">int</text:span><text:span text:style-name="T9">);</text:span><text:span text:style-name="T24">//輸出撲克牌</text:span><text:span text:style-name="T25">(這次無用到此函式)</text:span></text:p>
      <text:p text:style-name="P13"><text:span text:style-name="T9"><text:tab/></text:span><text:span text:style-name="T20">string</text:span><text:span text:style-name="T9"> printtypeonexy(</text:span><text:span text:style-name="T2">int</text:span><text:span text:style-name="T9">,</text:span><text:span text:style-name="T2">int</text:span><text:span text:style-name="T9">,</text:span><text:span text:style-name="T2">int</text:span><text:span text:style-name="T9">);</text:span><text:span text:style-name="T24">//輸出撲克牌(可選擇輸出位置)</text:span><text:span text:style-name="T25">(這次無用到此函式)</text:span></text:p>
      <text:p text:style-name="P1"/>
      <text:p text:style-name="P11"><text:span text:style-name="T9"><text:tab/></text:span><text:span text:style-name="T2">void</text:span><text:span text:style-name="T9"> suitnum(</text:span><text:span text:style-name="T2">int</text:span><text:span text:style-name="T9">);</text:span><text:span text:style-name="T24">//將使用者輸入的數字轉換成對應的花色，並存入</text:span><text:span text:style-name="T9">Suits</text:span><text:span text:style-name="T24">中</text:span></text:p>
      <text:p text:style-name="P11"><text:span text:style-name="T9"><text:tab/></text:span><text:span text:style-name="T2">void</text:span><text:span text:style-name="T9"> num(</text:span><text:span text:style-name="T2">int</text:span><text:span text:style-name="T9">);</text:span><text:span text:style-name="T24">//將使用者輸入的數字轉換成對應的號碼，並存入</text:span><text:span text:style-name="T9">Num</text:span><text:span text:style-name="T24">中</text:span></text:p>
      <text:p text:style-name="P11"><text:span text:style-name="T9"><text:tab/></text:span><text:span text:style-name="T2">void</text:span><text:span text:style-name="T9"> typeone(</text:span><text:span text:style-name="T2">int</text:span><text:span text:style-name="T9">);</text:span><text:span text:style-name="T24">//將使用者輸入的數字轉換成對應花色的圖案，並存入 </text:span><text:span text:style-name="T9">cardpicone</text:span><text:span text:style-name="T24">陣列中</text:span></text:p>
      <text:p text:style-name="P11"><text:span text:style-name="T9"><text:tab/></text:span><text:span text:style-name="T2">void</text:span><text:span text:style-name="T9"> setcolor(</text:span><text:span text:style-name="T2">int</text:span><text:span text:style-name="T9">);</text:span><text:span text:style-name="T24">//改變輸出的顏色</text:span></text:p>
      <text:p text:style-name="P11"><text:span text:style-name="T9"><text:tab/></text:span><text:span text:style-name="T2">void</text:span><text:span text:style-name="T9"> randomcard();</text:span><text:span text:style-name="T24">//洗牌</text:span></text:p>
      <text:p text:style-name="P11"><text:span text:style-name="T9"><text:tab/></text:span><text:span text:style-name="T2">void</text:span><text:span text:style-name="T9"> cardinorder();</text:span><text:span text:style-name="T24">//將牌照順序排(方塊</text:span><text:span text:style-name="T25">1~13</text:span><text:span text:style-name="T24">→紅心</text:span><text:span text:style-name="T25">1~13</text:span><text:span text:style-name="T24">→黑桃</text:span><text:span text:style-name="T25">1~13</text:span><text:span text:style-name="T24">→梅花</text:span><text:span text:style-name="T25">1~13</text:span><text:span text:style-name="T24">)</text:span></text:p>
      <text:p text:style-name="P11"><text:span text:style-name="T9"><text:tab/></text:span><text:span text:style-name="T2">void</text:span><text:span text:style-name="T9"> setcardsuitnum(</text:span><text:span text:style-name="T2">int</text:span><text:span text:style-name="T9">,</text:span><text:span text:style-name="T2">int</text:span><text:span text:style-name="T9">,</text:span><text:span text:style-name="T2">int</text:span><text:span text:style-name="T9">);</text:span><text:span text:style-name="T24">//將撲克牌的代號轉換成花色及牌號，並輸出</text:span><text:span text:style-name="T25">(這次無用到此函式)</text:span></text:p>
      <text:p text:style-name="P11"><text:span text:style-name="T9"><text:tab/></text:span><text:span text:style-name="T2">void</text:span><text:span text:style-name="T9"> gotoxy(</text:span><text:span text:style-name="T2">int</text:span><text:span text:style-name="T9">, </text:span><text:span text:style-name="T2">int</text:span><text:span text:style-name="T9">);</text:span><text:span text:style-name="T24">//改變當前輸出的位置</text:span><text:span text:style-name="T25">(這次無用到此函式)</text:span></text:p>
      <text:p text:style-name="P11"><text:span text:style-name="T9"><text:tab/></text:span><text:span text:style-name="T2">void</text:span><text:span text:style-name="T9"> getplayerscard();</text:span><text:span text:style-name="T24">//將整副牌分成兩份，並將一份照順序排好後輸出該份所有牌的花色及數字</text:span></text:p>
      <text:p text:style-name="P11"><text:span text:style-name="T9"><text:tab/></text:span><text:span text:style-name="T2">void</text:span><text:span text:style-name="T9"> seven(</text:span><text:span text:style-name="T2">int</text:span><text:span text:style-name="T9">);</text:span><text:span text:style-name="T24">//</text:span><text:span text:style-name="T34">排七的遊戲主程式</text:span></text:p>
      <text:p text:style-name="P11"><text:span text:style-name="T9"><text:tab/></text:span><text:span text:style-name="T2">void</text:span><text:span text:style-name="T9"> checkcard(</text:span><text:span text:style-name="T2">int</text:span><text:span text:style-name="T9">);</text:span><text:span text:style-name="T34">//檢查輸入的牌可以做哪些事(排七)</text:span></text:p>
      <text:p text:style-name="P11"><text:span text:style-name="T9"><text:tab/></text:span><text:span text:style-name="T2">void</text:span><text:span text:style-name="T9"> cardplayed(</text:span><text:span text:style-name="T2">int</text:span><text:span text:style-name="T9">);</text:span><text:span text:style-name="T24">//處理要輸出的撲克牌(排七)</text:span></text:p>
      <text:p text:style-name="P1"/>
      <text:p text:style-name="Standard"><text:span text:style-name="T2">private</text:span><text:span text:style-name="T9">:</text:span></text:p>
      <text:p text:style-name="P11"><text:span text:style-name="T9"><text:tab/></text:span><text:span text:style-name="T20">string</text:span><text:span text:style-name="T9"> Suits;</text:span><text:span text:style-name="T24">//儲存撲克牌花色名字</text:span></text:p>
      <text:p text:style-name="P11"><text:span text:style-name="T9"><text:tab/></text:span><text:span text:style-name="T2">int</text:span><text:span text:style-name="T9"> Num;</text:span><text:span text:style-name="T24">//儲存撲克牌號碼</text:span></text:p>
      <text:p text:style-name="P12"><text:span text:style-name="T9"><text:tab/></text:span><text:span text:style-name="T20">string</text:span><text:span text:style-name="T9"> </text:span><text:span text:style-name="T10">C</text:span><text:span text:style-name="T9">ard;</text:span><text:span text:style-name="T24">//無內容，負責協助</text:span><text:span text:style-name="T9">printtypeone() </text:span><text:span text:style-name="T27">return</text:span><text:span text:style-name="T25">(這次無用到)</text:span></text:p>
      <text:p text:style-name="P11"><text:span text:style-name="T9"><text:tab/></text:span><text:span text:style-name="T20">string</text:span><text:span text:style-name="T9"> cardpicone[11][19];</text:span><text:span text:style-name="T24">//儲存撲克牌號碼花色</text:span><text:span text:style-name="T27">圖案</text:span></text:p>
      <text:p text:style-name="P8"><text:span text:style-name="T9"><text:tab/></text:span><text:span text:style-name="T2">int</text:span><text:span text:style-name="T9"> order[55];</text:span><text:span text:style-name="T24">//儲存當前撲克牌順序</text:span></text:p>
      <text:p text:style-name="P12"><text:span text:style-name="T9"><text:tab/></text:span><text:span text:style-name="T2">int</text:span><text:span text:style-name="T9"> playerone[27],playertwo[27];</text:span><text:span text:style-name="T31">//</text:span><text:span text:style-name="T32">plaer1和player2的牌組</text:span></text:p>
      <text:p text:style-name="Standard"><text:span text:style-name="T9"><text:tab/></text:span><text:span text:style-name="T2">int</text:span><text:span text:style-name="T9"> cardtable[4][5];</text:span><text:span text:style-name="T24">//出在桌上的牌(排七)</text:span></text:p>
      <text:p text:style-name="P9"><text:span text:style-name="T9"><text:tab/></text:span><text:span text:style-name="T2">int</text:span><text:span text:style-name="T9"> howcard;</text:span><text:span text:style-name="T24">//牌能不能出(</text:span><text:span text:style-name="T37">1為可以出牌；2為只能蓋牌</text:span><text:span text:style-name="T24">)(排七)</text:span></text:p>
      <text:p text:style-name="P10"/>
      <text:p text:style-name="P10"/>
      <text:p text:style-name="P6"><text:span text:style-name="T53">第二個為class物件詳細內容，</text:span><text:span text:style-name="T55">suits()、number()、printtypeone(</text:span><text:span text:style-name="T4">int</text:span><text:span text:style-name="T55">)、printtypeonexy(</text:span><text:span text:style-name="T4">int</text:span><text:span text:style-name="T55">,</text:span><text:span text:style-name="T4">int</text:span><text:span text:style-name="T55">,</text:span><text:span text:style-name="T4">int</text:span><text:span text:style-name="T55">)、</text:span></text:p>
      <text:p text:style-name="P7"><text:span text:style-name="T56">suitnum(</text:span><text:span text:style-name="T3">int</text:span><text:span text:style-name="T56">)、num(</text:span><text:span text:style-name="T3">int</text:span><text:span text:style-name="T56">)、setcardsuitnum(</text:span><text:span text:style-name="T3">int</text:span><text:span text:style-name="T56">,</text:span><text:span text:style-name="T3">int</text:span><text:span text:style-name="T56">,</text:span><text:span text:style-name="T3">int</text:span><text:span text:style-name="T56">)、gotoxy(</text:span><text:span text:style-name="T3">int</text:span><text:span text:style-name="T56">, </text:span><text:span text:style-name="T3">int</text:span><text:span text:style-name="T56">)</text:span><text:span text:style-name="T54">上面以解釋不再次講解</text:span></text:p>
      <text:p text:style-name="P7"/>
      <text:p text:style-name="P11"><text:span text:style-name="T2">void</text:span><text:span text:style-name="T9"> </text:span><text:span text:style-name="T20">card</text:span><text:span text:style-name="T9">::typeone(</text:span><text:span text:style-name="T2">int</text:span><text:span text:style-name="T9"> </text:span><text:span text:style-name="T58">suitnum</text:span><text:span text:style-name="T9">) {</text:span><text:span text:style-name="T27">//將花色填入 </text:span><text:span text:style-name="T11">cardpicone</text:span><text:span text:style-name="T27">陣列中</text:span></text:p>
      <text:p text:style-name="P4"><text:tab/>:</text:p>
      <text:p text:style-name="P4"><text:tab/>:(省略)</text:p>
      <text:p text:style-name="P4"><text:tab/>:</text:p>
      <text:p text:style-name="P3">}</text:p>
      <text:p text:style-name="P3"/>
      <text:p text:style-name="P3"><text:span text:style-name="T1">void</text:span> <text:span text:style-name="T19">card</text:span>::setcolor(<text:span text:style-name="T1">int</text:span> <text:span text:style-name="T57">ForeColor</text:span>) {<text:span text:style-name="T23">//</text:span><text:span text:style-name="T48">為變更輸出顏色的函式</text:span></text:p>
      <text:p text:style-name="P11"><text:span text:style-name="T9"><text:tab/></text:span><text:span text:style-name="T20">HANDLE</text:span><text:span text:style-name="T9"> hCon = GetStdHandle(</text:span><text:span text:style-name="T65">STD_OUTPUT_HANDLE</text:span><text:span text:style-name="T9">);</text:span></text:p>
      <text:p text:style-name="P11"><text:span text:style-name="T9"><text:tab/>SetConsoleTextAttribute(hCon, </text:span><text:span text:style-name="T58">ForeColor</text:span><text:span text:style-name="T9">);</text:span></text:p>
      <text:p text:style-name="P2">}</text:p>
      <text:p text:style-name="P3"><text:span text:style-name="T6">void</text:span> <text:span text:style-name="T19">card</text:span>::randomcard() {<text:span text:style-name="T23">//</text:span><text:span text:style-name="T49">為</text:span><text:span text:style-name="T23">洗牌函式</text:span></text:p>
      <text:p text:style-name="P11"><text:span text:style-name="T9"><text:tab/></text:span><text:span text:style-name="T2">int</text:span><text:span text:style-name="T9"> n,tmp;</text:span><text:span text:style-name="T24">// </text:span><text:span text:style-name="T9">n</text:span><text:span text:style-name="T30">為儲存抽到第幾張牌</text:span><text:span text:style-name="T9">tmp</text:span><text:span text:style-name="T30">為儲存原本的牌</text:span></text:p>
      <text:p text:style-name="P11"><text:span text:style-name="T9"><text:tab/>srand((</text:span><text:span text:style-name="T2">unsigned</text:span><text:span text:style-name="T9">)time(</text:span><text:span text:style-name="T65">NULL</text:span><text:span text:style-name="T9">));</text:span></text:p>
      <text:p text:style-name="P11"><text:span text:style-name="T9"><text:tab/></text:span><text:span text:style-name="T2">for</text:span><text:span text:style-name="T9"> (</text:span><text:span text:style-name="T2">int</text:span><text:span text:style-name="T9"> i = 1; i &lt;= 54;i++) {</text:span><text:span text:style-name="T24">//將抽到的牌和原本的牌做交換</text:span></text:p>
      <text:p text:style-name="P4"><text:tab/><text:tab/>n = rand() % 54 + 1;</text:p>
      <text:p text:style-name="P4"><text:tab/><text:tab/>tmp = order[i];</text:p>
      <text:p text:style-name="P4"><text:tab/><text:tab/>order[i] = order[n];</text:p>
      <text:p text:style-name="P4"><text:tab/><text:tab/>order[n] = tmp;</text:p>
      <text:p text:style-name="P4"><text:tab/>}</text:p>
      <text:p text:style-name="P4">}</text:p>
      <text:p text:style-name="P11"><text:span text:style-name="T2">void</text:span><text:span text:style-name="T9"> </text:span><text:span text:style-name="T20">card</text:span><text:span text:style-name="T9">::cardinorder() {</text:span><text:span text:style-name="T24">//將牌照順序牌(方塊</text:span><text:span text:style-name="T25">1~13</text:span><text:span text:style-name="T24">→紅心</text:span><text:span text:style-name="T25">1~13</text:span><text:span text:style-name="T24">→黑桃</text:span><text:span text:style-name="T25">1~13</text:span><text:span text:style-name="T24">→梅花</text:span><text:span text:style-name="T25">1~13</text:span><text:span text:style-name="T24">)</text:span></text:p>
      <text:p text:style-name="P11"><text:span text:style-name="T9"><text:tab/></text:span><text:span text:style-name="T2">for</text:span><text:span text:style-name="T9"> (</text:span><text:span text:style-name="T2">int</text:span><text:span text:style-name="T9"> j = 1; j &lt;= 54; j++) {</text:span></text:p>
      <text:p text:style-name="P4"><text:tab/><text:tab/>order[j] = j;</text:p>
      <text:p text:style-name="P4"><text:tab/>}</text:p>
      <text:p text:style-name="P4">}</text:p>
      <text:p text:style-name="P17"><text:span text:style-name="T8">void</text:span><text:span text:style-name="T68"> </text:span><text:span text:style-name="T22">card</text:span><text:span text:style-name="T68">::seven(</text:span><text:span text:style-name="T8">int</text:span><text:span text:style-name="T68"> </text:span><text:span text:style-name="T60">d</text:span><text:span text:style-name="T68">) {</text:span><text:span text:style-name="T51">//</text:span><text:span text:style-name="T52">排七的遊戲主程式</text:span></text:p>
      <text:p text:style-name="Standard"><text:span text:style-name="T17"><text:tab/></text:span><text:span text:style-name="T5">int</text:span><text:span text:style-name="T17"> whoturn = 0, end = 1, cardsuit = 0, cardnum = 0, mode, p = 1, ontable[53] = { 0 }, trashone = 0, trashtwo = 0, h = 26;</text:span></text:p>
      <text:p text:style-name="P20"><text:soft-page-break/><text:span text:style-name="T17"><text:tab/></text:span><text:span text:style-name="T44">// </text:span><text:span text:style-name="T17">whoturn</text:span><text:span text:style-name="T44"> 1輪到玩家 2輪到電腦,</text:span><text:span text:style-name="T17">end </text:span><text:span text:style-name="T44">1重複執行 0遊戲結束,</text:span><text:span text:style-name="T17">cardsuit</text:span><text:span text:style-name="T45">儲存玩家輸入的花色,</text:span><text:span text:style-name="T18">cardnum </text:span><text:span text:style-name="T45">儲存玩家輸入的數字,</text:span><text:span text:style-name="T17">p </text:span><text:span text:style-name="T44">整場第幾張牌</text:span><text:span text:style-name="T45">(</text:span><text:span text:style-name="T44">跑</text:span><text:span text:style-name="T17">ontable </text:span><text:span text:style-name="T44">用</text:span><text:span text:style-name="T45">)</text:span><text:span text:style-name="T44">,</text:span><text:span text:style-name="T17">ontable </text:span><text:span text:style-name="T44">出過的牌,</text:span><text:span text:style-name="T17">trashone </text:span><text:span text:style-name="T44">當前玩家累積積分,</text:span><text:span text:style-name="T17">trashtwo </text:span><text:span text:style-name="T44">當前電腦累積積分,</text:span><text:span text:style-name="T17">h </text:span><text:span text:style-name="T44">目前電腦有幾張牌</text:span></text:p>
      <text:p text:style-name="P20"><text:span text:style-name="T17"><text:tab/></text:span><text:span text:style-name="T5">for</text:span><text:span text:style-name="T17"> (</text:span><text:span text:style-name="T5">int</text:span><text:span text:style-name="T17"> i = 1; i &lt; 27; i++) {</text:span><text:span text:style-name="T44">//誰手上有黑桃7誰就先出牌</text:span></text:p>
      <text:p text:style-name="Standard"><text:span text:style-name="T17"><text:tab/><text:tab/></text:span><text:span text:style-name="T5">if</text:span><text:span text:style-name="T17"> (playerone[i] == 33) {</text:span></text:p>
      <text:p text:style-name="Standard"><text:span text:style-name="T17"><text:tab/><text:tab/><text:tab/>whoturn = 1;</text:span></text:p>
      <text:p text:style-name="Standard"><text:span text:style-name="T17"><text:tab/><text:tab/><text:tab/>cout </text:span><text:span text:style-name="T62">&lt;&lt;</text:span><text:span text:style-name="T17"> </text:span><text:span text:style-name="T64">"It's your turn."</text:span><text:span text:style-name="T17"> </text:span><text:span text:style-name="T62">&lt;&lt;</text:span><text:span text:style-name="T17"> endl;</text:span></text:p>
      <text:p text:style-name="Standard"><text:span text:style-name="T17"><text:tab/><text:tab/>}</text:span></text:p>
      <text:p text:style-name="Standard"><text:span text:style-name="T17"><text:tab/><text:tab/></text:span><text:span text:style-name="T5">else</text:span><text:span text:style-name="T17"> </text:span><text:span text:style-name="T5">if</text:span><text:span text:style-name="T17"> (playertwo[i] == 33) {</text:span></text:p>
      <text:p text:style-name="Standard"><text:span text:style-name="T17"><text:tab/><text:tab/><text:tab/>whoturn = 2;</text:span></text:p>
      <text:p text:style-name="Standard"><text:span text:style-name="T17"><text:tab/><text:tab/><text:tab/>cout </text:span><text:span text:style-name="T62">&lt;&lt;</text:span><text:span text:style-name="T17"> </text:span><text:span text:style-name="T64">"It's conputer's turn."</text:span><text:span text:style-name="T17"> </text:span><text:span text:style-name="T62">&lt;&lt;</text:span><text:span text:style-name="T17"> endl;</text:span></text:p>
      <text:p text:style-name="Standard"><text:span text:style-name="T17"><text:tab/><text:tab/>}</text:span></text:p>
      <text:p text:style-name="Standard"><text:span text:style-name="T17"><text:tab/>}</text:span></text:p>
      <text:p text:style-name="P20"><text:span text:style-name="T17"><text:tab/></text:span><text:span text:style-name="T5">for</text:span><text:span text:style-name="T17"> (</text:span><text:span text:style-name="T5">int</text:span><text:span text:style-name="T17"> i = 0; i &lt; 4; i++) {</text:span><text:span text:style-name="T44">//讓</text:span><text:span text:style-name="T17">cardtable </text:span><text:span text:style-name="T44">有初始值(每個數字皆為了方便後面判斷用)</text:span></text:p>
      <text:p text:style-name="Standard"><text:span text:style-name="T17"><text:tab/><text:tab/></text:span><text:span text:style-name="T5">for</text:span><text:span text:style-name="T17"> (</text:span><text:span text:style-name="T5">int</text:span><text:span text:style-name="T17"> j = 0; j &lt; 5; j++) {</text:span></text:p>
      <text:p text:style-name="Standard"><text:span text:style-name="T17"><text:tab/><text:tab/><text:tab/></text:span><text:span text:style-name="T5">if</text:span><text:span text:style-name="T17"> (j == 1) {</text:span></text:p>
      <text:p text:style-name="Standard"><text:span text:style-name="T17"><text:tab/><text:tab/><text:tab/><text:tab/>cardtable[i][j] = 20;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j == 2) {</text:span></text:p>
      <text:p text:style-name="Standard"><text:span text:style-name="T17"><text:tab/><text:tab/><text:tab/><text:tab/>cardtable[i][j] = 33;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j == 3) {</text:span></text:p>
      <text:p text:style-name="Standard"><text:span text:style-name="T17"><text:tab/><text:tab/><text:tab/><text:tab/>cardtable[i][j] = 7;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j == 4) {</text:span></text:p>
      <text:p text:style-name="Standard"><text:span text:style-name="T17"><text:tab/><text:tab/><text:tab/><text:tab/>cardtable[i][j] = 46;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if</text:span><text:span text:style-name="T17"> (i == 2) {</text:span></text:p>
      <text:p text:style-name="Standard"><text:span text:style-name="T17"><text:tab/><text:tab/><text:tab/><text:tab/>cardtable[i][j] = 0;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Standard"><text:span text:style-name="T17"><text:tab/>}</text:span></text:p>
      <text:p text:style-name="P20"><text:span text:style-name="T17"><text:tab/></text:span><text:span text:style-name="T5">while</text:span><text:span text:style-name="T17"> (end == 1) { </text:span><text:span text:style-name="T44">//</text:span><text:span text:style-name="T17">end</text:span><text:span text:style-name="T45">等於1時重複執行</text:span></text:p>
      <text:p text:style-name="P21"><text:span text:style-name="T17"><text:tab/><text:tab/></text:span><text:span text:style-name="T5">int</text:span><text:span text:style-name="T17"> n, g, t = 0, k = 0;</text:span><text:span text:style-name="T44">//</text:span><text:span text:style-name="T17">n </text:span><text:span text:style-name="T44">牌的代號(</text:span><text:span text:style-name="T46">1~52</text:span><text:span text:style-name="T44">),</text:span><text:span text:style-name="T17">g </text:span><text:span text:style-name="T44">儲存電腦</text:span><text:span text:style-name="T46">在自己牌組裡</text:span><text:span text:style-name="T44">挑的第幾張牌,</text:span><text:span text:style-name="T17">t </text:span><text:span text:style-name="T44">狀況分析,</text:span><text:span text:style-name="T17">k </text:span><text:span text:style-name="T44">儲存玩家在</text:span><text:span text:style-name="T46">自己牌組裡</text:span><text:span text:style-name="T44">挑的第幾張牌</text:span></text:p>
      <text:p text:style-name="P21"><text:span text:style-name="T17"><text:tab/><text:tab/>howcard = 0;</text:span><text:span text:style-name="T44">//將</text:span><text:span text:style-name="T17">howcard </text:span><text:span text:style-name="T44">歸0</text:span></text:p>
      <text:p text:style-name="P21"><text:span text:style-name="T17"><text:tab/><text:tab/></text:span><text:span text:style-name="T5">if</text:span><text:span text:style-name="T17"> (whoturn == 1) {</text:span><text:span text:style-name="T44">//</text:span><text:span text:style-name="T46">如果這回合是玩家出牌</text:span></text:p>
      <text:p text:style-name="P21"><text:span text:style-name="T17"><text:tab/><text:tab/><text:tab/>t = 0;</text:span><text:span text:style-name="T44">//將</text:span><text:span text:style-name="T17">t </text:span><text:span text:style-name="T44">歸0</text:span></text:p>
      <text:p text:style-name="P21"><text:span text:style-name="T17"><text:tab/><text:tab/><text:tab/>n = 0;</text:span><text:span text:style-name="T44">//將 </text:span><text:span text:style-name="T17">n </text:span><text:span text:style-name="T44">歸0</text:span></text:p>
      <text:p text:style-name="P21"><text:span text:style-name="T17"><text:tab/><text:tab/><text:tab/>cout </text:span><text:span text:style-name="T62">&lt;&lt;</text:span><text:span text:style-name="T17"> endl </text:span><text:span text:style-name="T62">&lt;&lt;</text:span><text:span text:style-name="T17"> </text:span><text:span text:style-name="T64">"Choose the card.(ex:spade7 enter 3 7;diamond K enter 1 13)(1:diamond 2:heart 3:spade 4:clubs)(A,J,Q,K please enter 1,11,12,13)"</text:span><text:span text:style-name="T17"> </text:span><text:span text:style-name="T62">&lt;&lt;</text:span><text:span text:style-name="T17"> endl;</text:span><text:span text:style-name="T28">//說明程式使用方法</text:span></text:p>
      <text:p text:style-name="P21"><text:span text:style-name="T17"><text:tab/><text:tab/><text:tab/>cin </text:span><text:span text:style-name="T62">&gt;&gt;</text:span><text:span text:style-name="T17"> cardsuit </text:span><text:span text:style-name="T62">&gt;&gt;</text:span><text:span text:style-name="T17"> cardnum;</text:span><text:span text:style-name="T28">//</text:span><text:span text:style-name="T38">將</text:span><text:span text:style-name="T39">玩家輸入的花色儲存至</text:span><text:span text:style-name="T13">c</text:span><text:span text:style-name="T17">ardsuit</text:span><text:span text:style-name="T45">,</text:span><text:span text:style-name="T38">將</text:span><text:span text:style-name="T39">玩家輸入的牌號儲存至</text:span><text:span text:style-name="T18">cardnum</text:span></text:p>
      <text:p text:style-name="P21"><text:span text:style-name="T17"><text:tab/><text:tab/><text:tab/></text:span><text:span text:style-name="T5">if</text:span><text:span text:style-name="T17"> (0 &gt; cardsuit || cardsuit &gt; 4) {</text:span><text:span text:style-name="T28">//若是</text:span><text:span text:style-name="T39">玩家</text:span><text:span text:style-name="T28">輸入不再規定範圍將提醒，並重置程式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Wrong enter."</text:span><text:span text:style-name="T17"> </text:span><text:span text:style-name="T62">&lt;&lt;</text:span><text:span text:style-name="T17"> endl </text:span><text:span text:style-name="T62">&lt;&lt;</text:span><text:span text:style-name="T17"> endl;</text:span></text:p>
      <text:p text:style-name="Standard"><text:span text:style-name="T17"><text:tab/><text:tab/><text:tab/><text:tab/></text:span><text:span text:style-name="T5">continue</text:span><text:span text:style-name="T17">;</text:span></text:p>
      <text:p text:style-name="Standard"><text:span text:style-name="T17"><text:tab/><text:tab/><text:tab/>}</text:span></text:p>
      <text:p text:style-name="P21"><text:span text:style-name="T17"><text:tab/><text:tab/><text:tab/></text:span><text:span text:style-name="T5">if</text:span><text:span text:style-name="T17"> (0 &gt; cardnum || cardnum &gt; 13) {</text:span><text:span text:style-name="T28">//若是</text:span><text:span text:style-name="T39">玩家</text:span><text:span text:style-name="T28">輸入不再規定範圍將提醒，並重置程式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Wrong enter."</text:span><text:span text:style-name="T17"> </text:span><text:span text:style-name="T62">&lt;&lt;</text:span><text:span text:style-name="T17"> endl </text:span><text:span text:style-name="T62">&lt;&lt;</text:span><text:span text:style-name="T17"> endl;</text:span></text:p>
      <text:p text:style-name="Standard"><text:span text:style-name="T17"><text:tab/><text:tab/><text:tab/><text:tab/></text:span><text:span text:style-name="T5">continue</text:span><text:span text:style-name="T17">;</text:span></text:p>
      <text:p text:style-name="Standard"><text:span text:style-name="T17"><text:tab/><text:tab/><text:tab/>}</text:span></text:p>
      <text:p text:style-name="P21"><text:span text:style-name="T17"><text:tab/><text:tab/><text:tab/>n = (cardsuit - 1) * 13 + cardnum;</text:span><text:span text:style-name="T28">//</text:span><text:span text:style-name="T38">將</text:span><text:span text:style-name="T39">玩家輸入的花色和牌號轉換成</text:span><text:span text:style-name="T44">牌的代號(</text:span><text:span text:style-name="T46">1~52</text:span><text:span text:style-name="T44">)</text:span></text:p>
      <text:p text:style-name="P21"><text:span text:style-name="T17"><text:tab/><text:tab/><text:tab/></text:span><text:span text:style-name="T5">for</text:span><text:span text:style-name="T17"> (</text:span><text:span text:style-name="T5">int</text:span><text:span text:style-name="T17"> i = 1; i &lt; 27; i++) {</text:span><text:span text:style-name="T28">//確認牌是否為玩家的</text:span></text:p>
      <text:p text:style-name="Standard"><text:span text:style-name="T17"><text:tab/><text:tab/><text:tab/><text:tab/></text:span><text:span text:style-name="T5">if</text:span><text:span text:style-name="T17"> (n == playerone[i]) {</text:span></text:p>
      <text:p text:style-name="Standard"><text:span text:style-name="T17"><text:tab/><text:tab/><text:tab/><text:tab/><text:tab/>k = i;</text:span></text:p>
      <text:p text:style-name="Standard"><text:span text:style-name="T17"><text:tab/><text:tab/><text:tab/><text:tab/><text:tab/>t = 1;</text:span><text:span text:style-name="T44">//牌是玩家的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P21"><text:span text:style-name="T17"><text:tab/><text:tab/><text:tab/></text:span><text:span text:style-name="T5">for</text:span><text:span text:style-name="T17"> (</text:span><text:span text:style-name="T5">int</text:span><text:span text:style-name="T17"> i = 1; i &lt; p; i++) {</text:span><text:span text:style-name="T28">//確認牌是否出過</text:span></text:p>
      <text:p text:style-name="Standard"><text:span text:style-name="T17"><text:tab/><text:tab/><text:tab/><text:tab/></text:span><text:span text:style-name="T5">if</text:span><text:span text:style-name="T17"> (n == ontable[i]) {</text:span></text:p>
      <text:p text:style-name="Standard"><text:span text:style-name="T17"><text:tab/><text:tab/><text:tab/><text:tab/><text:tab/>t = 3;</text:span><text:span text:style-name="T44">//牌已經出過</text:span></text:p>
      <text:p text:style-name="Standard"><text:span text:style-name="T17"><text:tab/><text:tab/><text:tab/><text:tab/>}</text:span></text:p>
      <text:p text:style-name="Standard"><text:soft-page-break/><text:span text:style-name="T17"><text:tab/><text:tab/><text:tab/>}</text:span></text:p>
      <text:p text:style-name="Standard"><text:span text:style-name="T17"><text:tab/><text:tab/><text:tab/></text:span><text:span text:style-name="T5">if</text:span><text:span text:style-name="T17"> (t == 0) {</text:span><text:span text:style-name="T44">//牌是電腦的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You can't steal computer's card."</text:span><text:span text:style-name="T17"> </text:span><text:span text:style-name="T62">&lt;&lt;</text:span><text:span text:style-name="T17"> endl;</text:span></text:p>
      <text:p text:style-name="Standard"><text:span text:style-name="T17"><text:tab/><text:tab/><text:tab/><text:tab/></text:span><text:span text:style-name="T5">continue</text:span><text:span text:style-name="T17">;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t == 1) {</text:span><text:span text:style-name="T44">//牌是玩家的</text:span></text:p>
      <text:p text:style-name="P22"><text:span text:style-name="T17"><text:tab/><text:tab/><text:tab/><text:tab/></text:span><text:span text:style-name="T5">for</text:span><text:span text:style-name="T17"> (</text:span><text:span text:style-name="T5">int</text:span><text:span text:style-name="T17"> i = 1; i &lt; 27; i++) {</text:span><text:span text:style-name="T28">//確認牌組中是否有</text:span><text:span text:style-name="T40">7號牌</text:span></text:p>
      <text:p text:style-name="P22"><text:span text:style-name="T17"><text:tab/><text:tab/><text:tab/><text:tab/><text:tab/></text:span><text:span text:style-name="T5">if</text:span><text:span text:style-name="T17"> (playerone[i] == 33) {</text:span><text:span text:style-name="T44">//有黑桃7</text:span></text:p>
      <text:p text:style-name="Standard"><text:span text:style-name="T17"><text:tab/><text:tab/><text:tab/><text:tab/><text:tab/><text:tab/></text:span><text:span text:style-name="T5">if</text:span><text:span text:style-name="T17"> (n != 33) {</text:span><text:span text:style-name="T44">//有黑桃7要先出</text:span></text:p>
      <text:p text:style-name="Standard"><text:span text:style-name="T17"><text:tab/><text:tab/><text:tab/><text:tab/><text:tab/><text:tab/><text:tab/>cout </text:span><text:span text:style-name="T62">&lt;&lt;</text:span><text:span text:style-name="T17"> </text:span><text:span text:style-name="T64">"You have spade7 ,you should play it first."</text:span><text:span text:style-name="T17"> </text:span><text:span text:style-name="T62">&lt;&lt;</text:span><text:span text:style-name="T17"> endl;</text:span></text:p>
      <text:p text:style-name="P22"><text:span text:style-name="T17"><text:tab/><text:tab/><text:tab/><text:tab/><text:tab/><text:tab/><text:tab/>t = 2;</text:span><text:span text:style-name="T44">//有7</text:span><text:span text:style-name="T40">號牌</text:span><text:span text:style-name="T44">要先出</text:span></text:p>
      <text:p text:style-name="Standard"><text:span text:style-name="T17"><text:tab/><text:tab/><text:tab/><text:tab/><text:tab/><text:tab/><text:tab/></text:span><text:span text:style-name="T5">break</text:span><text:span text:style-name="T17">;</text:span></text:p>
      <text:p text:style-name="Standard"><text:span text:style-name="T17"><text:tab/><text:tab/><text:tab/><text:tab/><text:tab/><text:tab/>}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playerone[i] == 7 || playerone[i] == 20 || playerone[i] == 46) {</text:span><text:span text:style-name="T44">//有其他7要先出</text:span></text:p>
      <text:p text:style-name="P22"><text:span text:style-name="T17"><text:tab/><text:tab/><text:tab/><text:tab/><text:tab/><text:tab/></text:span><text:span text:style-name="T5">if</text:span><text:span text:style-name="T17"> (n == 33) {</text:span><text:span text:style-name="T44">//如果玩家選的是黑桃7，則忽略</text:span></text:p>
      <text:p text:style-name="Standard"><text:span text:style-name="T17"><text:tab/><text:tab/><text:tab/><text:tab/><text:tab/><text:tab/><text:tab/></text:span><text:span text:style-name="T5">break</text:span><text:span text:style-name="T17">;</text:span></text:p>
      <text:p text:style-name="Standard"><text:span text:style-name="T17"><text:tab/><text:tab/><text:tab/><text:tab/><text:tab/><text:tab/>}</text:span></text:p>
      <text:p text:style-name="P22"><text:span text:style-name="T17"><text:tab/><text:tab/><text:tab/><text:tab/><text:tab/><text:tab/></text:span><text:span text:style-name="T5">else</text:span><text:span text:style-name="T17"> </text:span><text:span text:style-name="T5">if</text:span><text:span text:style-name="T17"> (n != 7 &amp;&amp; n != 20 &amp;&amp; n != 46) {</text:span><text:span text:style-name="T44">//有其他7要先出</text:span></text:p>
      <text:p text:style-name="Standard"><text:span text:style-name="T17"><text:tab/><text:tab/><text:tab/><text:tab/><text:tab/><text:tab/><text:tab/>cout </text:span><text:span text:style-name="T62">&lt;&lt;</text:span><text:span text:style-name="T17"> </text:span><text:span text:style-name="T64">"You have 7,you should play it first."</text:span><text:span text:style-name="T17"> </text:span><text:span text:style-name="T62">&lt;&lt;</text:span><text:span text:style-name="T17"> endl;</text:span></text:p>
      <text:p text:style-name="P22"><text:span text:style-name="T17"><text:tab/><text:tab/><text:tab/><text:tab/><text:tab/><text:tab/><text:tab/>t = 2;</text:span><text:span text:style-name="T44">//有7</text:span><text:span text:style-name="T40">號牌</text:span><text:span text:style-name="T44">要先出</text:span></text:p>
      <text:p text:style-name="Standard"><text:span text:style-name="T17"><text:tab/><text:tab/><text:tab/><text:tab/><text:tab/><text:tab/><text:tab/></text:span><text:span text:style-name="T5">break</text:span><text:span text:style-name="T17">;</text:span></text:p>
      <text:p text:style-name="Standard"><text:span text:style-name="T17"><text:tab/><text:tab/><text:tab/><text:tab/><text:tab/><text:tab/>}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P22"><text:span text:style-name="T17"><text:tab/><text:tab/><text:tab/></text:span><text:span text:style-name="T5">if</text:span><text:span text:style-name="T17"> (t == 2) {</text:span><text:span text:style-name="T44">//有7</text:span><text:span text:style-name="T40">號牌</text:span><text:span text:style-name="T44">要先出</text:span></text:p>
      <text:p text:style-name="Standard"><text:span text:style-name="T17"><text:tab/><text:tab/><text:tab/><text:tab/></text:span><text:span text:style-name="T5">continue</text:span><text:span text:style-name="T17">;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if</text:span><text:span text:style-name="T17"> (t == 3) {</text:span><text:span text:style-name="T44">//該牌已經出過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This card had been played."</text:span><text:span text:style-name="T17"> </text:span><text:span text:style-name="T62">&lt;&lt;</text:span><text:span text:style-name="T17"> endl;</text:span></text:p>
      <text:p text:style-name="Standard"><text:span text:style-name="T17"><text:tab/><text:tab/><text:tab/><text:tab/></text:span><text:span text:style-name="T5">continue</text:span><text:span text:style-name="T17">;</text:span></text:p>
      <text:p text:style-name="Standard"><text:span text:style-name="T17"><text:tab/><text:tab/><text:tab/>}</text:span></text:p>
      <text:p text:style-name="P22"><text:span text:style-name="T17"><text:tab/><text:tab/><text:tab/>suitnum(cardsuit);</text:span><text:span text:style-name="T42">//將</text:span><text:span text:style-name="T14">cardsuit </text:span><text:span text:style-name="T42">轉換成對應的花色，並存入</text:span><text:span text:style-name="T14">Suits</text:span><text:span text:style-name="T42">中</text:span></text:p>
      <text:p text:style-name="P22"><text:span text:style-name="T17"><text:tab/><text:tab/><text:tab/>cout </text:span><text:span text:style-name="T62">&lt;&lt;</text:span><text:span text:style-name="T17"> endl </text:span><text:span text:style-name="T62">&lt;&lt;</text:span><text:span text:style-name="T17"> </text:span><text:span text:style-name="T64">"You choose "</text:span><text:span text:style-name="T17"> </text:span><text:span text:style-name="T62">&lt;&lt;</text:span><text:span text:style-name="T17"> Suits;</text:span><text:span text:style-name="T42">//輸出使用者輸入的花色及牌號</text:span></text:p>
      <text:p text:style-name="Standard"><text:span text:style-name="T17"><text:tab/><text:tab/><text:tab/></text:span><text:span text:style-name="T5">if</text:span><text:span text:style-name="T17"> (cardnum == 1) {</text:span></text:p>
      <text:p text:style-name="Standard"><text:span text:style-name="T17"><text:tab/><text:tab/><text:tab/><text:tab/>cout </text:span><text:span text:style-name="T62">&lt;&lt;</text:span><text:span text:style-name="T64">" A."</text:span><text:span text:style-name="T17">;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2 &lt;= cardnum &amp;&amp; cardnum &lt;= 10) {</text:span></text:p>
      <text:p text:style-name="Standard"><text:span text:style-name="T17"><text:tab/><text:tab/><text:tab/><text:tab/>cout </text:span><text:span text:style-name="T62">&lt;&lt;</text:span><text:span text:style-name="T64">" "</text:span><text:span text:style-name="T62">&lt;&lt;</text:span><text:span text:style-name="T17"> cardnum </text:span><text:span text:style-name="T62">&lt;&lt;</text:span><text:span text:style-name="T17"> </text:span><text:span text:style-name="T64">"."</text:span><text:span text:style-name="T17">;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cardnum == 11) {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 J."</text:span><text:span text:style-name="T17">;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cardnum == 12) {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 Q."</text:span><text:span text:style-name="T17">;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cardnum == 13) {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 K."</text:span><text:span text:style-name="T17">;</text:span></text:p>
      <text:p text:style-name="Standard"><text:span text:style-name="T17"><text:tab/><text:tab/><text:tab/>}</text:span></text:p>
      <text:p text:style-name="P22"><text:span text:style-name="T17"><text:tab/><text:tab/><text:tab/>checkcard(n);</text:span><text:span text:style-name="T35">//檢查</text:span><text:span text:style-name="T15">n</text:span><text:span text:style-name="T35">可以做哪些事(排七)</text:span></text:p>
      <text:p text:style-name="P22"><text:span text:style-name="T17"><text:tab/><text:tab/><text:tab/>cout </text:span><text:span text:style-name="T62">&lt;&lt;</text:span><text:span text:style-name="T17">endl</text:span><text:span text:style-name="T62">&lt;&lt;</text:span><text:span text:style-name="T17"> </text:span><text:span text:style-name="T64">"What do you want to do ? (1:Play出牌 2:Fold覆蓋牌 0:go back回到上一步)"</text:span><text:span text:style-name="T17"> </text:span><text:span text:style-name="T62">&lt;&lt;</text:span><text:span text:style-name="T17"> endl;</text:span><text:span text:style-name="T28">//說明程式使用方法</text:span></text:p>
      <text:p text:style-name="P22"><text:span text:style-name="T17"><text:tab/><text:tab/><text:tab/>cin </text:span><text:span text:style-name="T62">&gt;&gt;</text:span><text:span text:style-name="T17"> mode;</text:span><text:span text:style-name="T28">//</text:span><text:span text:style-name="T38">將</text:span><text:span text:style-name="T39">玩家輸入的模式儲存至</text:span><text:span text:style-name="T16">mode</text:span></text:p>
      <text:p text:style-name="P22"><text:span text:style-name="T17"><text:tab/><text:tab/><text:tab/></text:span><text:span text:style-name="T5">if</text:span><text:span text:style-name="T17"> (0 &gt; mode || mode &gt; 2) {</text:span><text:span text:style-name="T28">//若是</text:span><text:span text:style-name="T39">玩家</text:span><text:span text:style-name="T28">輸入不再規定範圍將提醒，並重置程式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Wrong enter."</text:span><text:span text:style-name="T17"> </text:span><text:span text:style-name="T62">&lt;&lt;</text:span><text:span text:style-name="T17"> endl </text:span><text:span text:style-name="T62">&lt;&lt;</text:span><text:span text:style-name="T17"> endl;</text:span></text:p>
      <text:p text:style-name="Standard"><text:span text:style-name="T17"><text:tab/><text:tab/><text:tab/><text:tab/></text:span><text:span text:style-name="T5">continue</text:span><text:span text:style-name="T17">;</text:span></text:p>
      <text:p text:style-name="Standard"><text:span text:style-name="T17"><text:tab/><text:tab/><text:tab/>}</text:span></text:p>
      <text:p text:style-name="P22"><text:span text:style-name="T17"><text:tab/><text:tab/><text:tab/></text:span><text:span text:style-name="T5">else</text:span><text:span text:style-name="T17"> </text:span><text:span text:style-name="T5">if</text:span><text:span text:style-name="T17"> (mode == 0) {</text:span><text:span text:style-name="T28">//回到選牌的步驟</text:span></text:p>
      <text:p text:style-name="Standard"><text:span text:style-name="T17"><text:tab/><text:tab/><text:tab/><text:tab/></text:span><text:span text:style-name="T5">continue</text:span><text:span text:style-name="T17">;</text:span></text:p>
      <text:p text:style-name="Standard"><text:soft-page-break/><text:span text:style-name="T17"><text:tab/><text:tab/><text:tab/>}</text:span></text:p>
      <text:p text:style-name="P22"><text:span text:style-name="T17"><text:tab/><text:tab/><text:tab/></text:span><text:span text:style-name="T5">else</text:span><text:span text:style-name="T17"> </text:span><text:span text:style-name="T5">if</text:span><text:span text:style-name="T17"> (howcard == 1 &amp;&amp; mode == 1) {</text:span><text:span text:style-name="T28">//若是</text:span><text:span text:style-name="T39">玩家</text:span><text:span text:style-name="T28">想要出牌，而且該牌也可以出</text:span></text:p>
      <text:p text:style-name="P22"><text:span text:style-name="T17"><text:tab/><text:tab/><text:tab/><text:tab/>ontable[p] = playerone[k]; </text:span><text:span text:style-name="T28">//將</text:span><text:span text:style-name="T39">玩家選擇的牌放入</text:span><text:span text:style-name="T17">ontable</text:span><text:span text:style-name="T44">陣列</text:span></text:p>
      <text:p text:style-name="Standard"><text:span text:style-name="T17"><text:tab/><text:tab/><text:tab/><text:tab/>p++;</text:span></text:p>
      <text:p text:style-name="P22"><text:span text:style-name="T17"><text:tab/><text:tab/><text:tab/><text:tab/>playerone[k] = 0;</text:span><text:span text:style-name="T28">//將</text:span><text:span text:style-name="T39">玩家選擇的牌改成0</text:span></text:p>
      <text:p text:style-name="P22"><text:span text:style-name="T17"><text:tab/><text:tab/><text:tab/><text:tab/>cardplayed(n);</text:span><text:span text:style-name="T28">//將</text:span><text:span text:style-name="T39">玩家選擇的牌</text:span><text:span text:style-name="T40">打出</text:span></text:p>
      <text:p text:style-name="Standard"><text:span text:style-name="T17"><text:tab/><text:tab/><text:tab/>}</text:span></text:p>
      <text:p text:style-name="P22"><text:span text:style-name="T17"><text:tab/><text:tab/><text:tab/></text:span><text:span text:style-name="T5">else</text:span><text:span text:style-name="T17"> </text:span><text:span text:style-name="T5">if</text:span><text:span text:style-name="T17"> (howcard == 2 &amp;&amp; mode == 1) {</text:span><text:span text:style-name="T28">//若是</text:span><text:span text:style-name="T39">玩家</text:span><text:span text:style-name="T28">想要出牌，但該牌不可出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This card can only fold."</text:span><text:span text:style-name="T62">&lt;&lt;</text:span><text:span text:style-name="T17">endl;</text:span></text:p>
      <text:p text:style-name="Standard"><text:span text:style-name="T17"><text:tab/><text:tab/><text:tab/><text:tab/></text:span><text:span text:style-name="T5">continue</text:span><text:span text:style-name="T17">;</text:span></text:p>
      <text:p text:style-name="Standard"><text:span text:style-name="T17"><text:tab/><text:tab/><text:tab/>}</text:span></text:p>
      <text:p text:style-name="P22"><text:span text:style-name="T17"><text:tab/><text:tab/><text:tab/></text:span><text:span text:style-name="T5">else</text:span><text:span text:style-name="T17"> </text:span><text:span text:style-name="T5">if</text:span><text:span text:style-name="T17"> (howcard == 1 &amp;&amp; mode == 2) {</text:span><text:span text:style-name="T28">//若是</text:span><text:span text:style-name="T39">玩家</text:span><text:span text:style-name="T28">想要蓋牌，但該牌不可蓋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This card can only play."</text:span><text:span text:style-name="T62">&lt;&lt;</text:span><text:span text:style-name="T17">endl;</text:span></text:p>
      <text:p text:style-name="Standard"><text:span text:style-name="T17"><text:tab/><text:tab/><text:tab/><text:tab/></text:span><text:span text:style-name="T5">continue</text:span><text:span text:style-name="T17">;</text:span></text:p>
      <text:p text:style-name="Standard"><text:span text:style-name="T17"><text:tab/><text:tab/><text:tab/>}</text:span></text:p>
      <text:p text:style-name="P22"><text:span text:style-name="T17"><text:tab/><text:tab/><text:tab/></text:span><text:span text:style-name="T5">else</text:span><text:span text:style-name="T17"> </text:span><text:span text:style-name="T5">if</text:span><text:span text:style-name="T17"> (howcard == 2 &amp;&amp; mode == 2) {</text:span><text:span text:style-name="T28">//若是</text:span><text:span text:style-name="T39">玩家</text:span><text:span text:style-name="T28">想要蓋牌，而且該牌也可以蓋</text:span></text:p>
      <text:p text:style-name="P22"><text:span text:style-name="T17"><text:tab/><text:tab/><text:tab/><text:tab/>trashone += playerone[k] % 13; </text:span><text:span text:style-name="T28">//增加對應的</text:span><text:span text:style-name="T28">積分至</text:span><text:span text:style-name="T17">trashone</text:span></text:p>
      <text:p text:style-name="P22"><text:span text:style-name="T17"><text:tab/><text:tab/><text:tab/><text:tab/></text:span><text:span text:style-name="T5">if</text:span><text:span text:style-name="T17"> (playerone[k] % 13 == 0) {</text:span><text:span text:style-name="T28">//</text:span><text:span text:style-name="T43">13</text:span><text:span text:style-name="T28">需要特別處理</text:span></text:p>
      <text:p text:style-name="Standard"><text:span text:style-name="T17"><text:tab/><text:tab/><text:tab/><text:tab/><text:tab/>trashone += 13;</text:span></text:p>
      <text:p text:style-name="Standard"><text:span text:style-name="T17"><text:tab/><text:tab/><text:tab/><text:tab/>}</text:span></text:p>
      <text:p text:style-name="P22"><text:span text:style-name="T17"><text:tab/><text:tab/><text:tab/><text:tab/>ontable[p] = playerone[k];</text:span><text:span text:style-name="T28">//將</text:span><text:span text:style-name="T39">玩家選擇的牌放入</text:span><text:span text:style-name="T17">ontable</text:span><text:span text:style-name="T44">陣列</text:span></text:p>
      <text:p text:style-name="Standard"><text:span text:style-name="T17"><text:tab/><text:tab/><text:tab/><text:tab/>p++;</text:span></text:p>
      <text:p text:style-name="P22"><text:span text:style-name="T17"><text:tab/><text:tab/><text:tab/><text:tab/>playerone[k] = 0;</text:span><text:span text:style-name="T28">//將</text:span><text:span text:style-name="T39">玩家選擇的牌改成0</text:span></text:p>
      <text:p text:style-name="Standard"><text:span text:style-name="T17"><text:tab/><text:tab/><text:tab/>}</text:span></text:p>
      <text:p text:style-name="P22"><text:span text:style-name="T17"><text:tab/><text:tab/><text:tab/></text:span><text:span text:style-name="T5">if</text:span><text:span text:style-name="T17"> (mode == 1 || mode == 2) {</text:span><text:span text:style-name="T28">//若是</text:span><text:span text:style-name="T39">玩家選擇出牌或是</text:span><text:span text:style-name="T28">蓋牌</text:span></text:p>
      <text:p text:style-name="P22"><text:span text:style-name="T17"><text:tab/><text:tab/><text:tab/><text:tab/></text:span><text:span text:style-name="T5">if</text:span><text:span text:style-name="T17"> (p &lt; 53) {</text:span><text:span text:style-name="T28">//若是</text:span><text:span text:style-name="T39">還有牌，則告訴玩家他手上還有哪些牌</text:span></text:p>
      <text:p text:style-name="Standard"><text:span text:style-name="T17"><text:tab/><text:tab/><text:tab/><text:tab/><text:tab/>cout </text:span><text:span text:style-name="T62">&lt;&lt;</text:span><text:span text:style-name="T17"> endl </text:span><text:span text:style-name="T62">&lt;&lt;</text:span><text:span text:style-name="T17"> </text:span><text:span text:style-name="T64">"The cards you have is "</text:span><text:span text:style-name="T17">;</text:span></text:p>
      <text:p text:style-name="Standard"><text:span text:style-name="T17"><text:tab/><text:tab/><text:tab/><text:tab/>}</text:span></text:p>
      <text:p text:style-name="P23"><text:span text:style-name="T17"><text:tab/><text:tab/><text:tab/><text:tab/></text:span><text:span text:style-name="T5">int</text:span><text:span text:style-name="T17"> f;</text:span><text:span text:style-name="T44">//</text:span><text:span text:style-name="T17">f </text:span><text:span text:style-name="T44">目前有幾張牌</text:span></text:p>
      <text:p text:style-name="Standard"><text:span text:style-name="T17"><text:tab/><text:tab/><text:tab/><text:tab/>f = 0;</text:span></text:p>
      <text:p text:style-name="Standard"><text:span text:style-name="T17"><text:tab/><text:tab/><text:tab/><text:tab/></text:span><text:span text:style-name="T5">for</text:span><text:span text:style-name="T17"> (</text:span><text:span text:style-name="T5">int</text:span><text:span text:style-name="T17"> i = 1; i &lt; 27; i++) {</text:span></text:p>
      <text:p text:style-name="P23"><text:span text:style-name="T17"><text:tab/><text:tab/><text:tab/><text:tab/><text:tab/></text:span><text:span text:style-name="T5">if</text:span><text:span text:style-name="T17"> (playerone[i] != 0) {</text:span><text:span text:style-name="T28">//若是第i張牌還沒出過</text:span></text:p>
      <text:p text:style-name="P23"><text:span text:style-name="T17"><text:tab/><text:tab/><text:tab/><text:tab/><text:tab/><text:tab/></text:span><text:span text:style-name="T5">int</text:span><text:span text:style-name="T17"> suit, nums;</text:span><text:span text:style-name="T44">//</text:span><text:span text:style-name="T17">suit </text:span><text:span text:style-name="T28">第i張牌的花色,</text:span><text:span text:style-name="T12">nums</text:span><text:span text:style-name="T28"> </text:span><text:span text:style-name="T28">第i張牌的</text:span><text:span text:style-name="T43">號碼</text:span></text:p>
      <text:p text:style-name="P23"><text:span text:style-name="T17"><text:tab/><text:tab/><text:tab/><text:tab/><text:tab/><text:tab/>suit = (playerone[i] / 13) + 1;</text:span><text:span text:style-name="T44">//計算</text:span><text:span text:style-name="T28">第i張牌的花色，並存入</text:span><text:span text:style-name="T12">suit</text:span><text:span text:style-name="T28">中</text:span></text:p>
      <text:p text:style-name="P23"><text:span text:style-name="T17"><text:tab/><text:tab/><text:tab/><text:tab/><text:tab/><text:tab/></text:span><text:span text:style-name="T5">if</text:span><text:span text:style-name="T17"> (playerone[i] % 13 == 0) {</text:span><text:span text:style-name="T28">//</text:span><text:span text:style-name="T43">13</text:span><text:span text:style-name="T28">需要特別處理</text:span></text:p>
      <text:p text:style-name="Standard"><text:span text:style-name="T17"><text:tab/><text:tab/><text:tab/><text:tab/><text:tab/><text:tab/><text:tab/>suit--;</text:span></text:p>
      <text:p text:style-name="Standard"><text:span text:style-name="T17"><text:tab/><text:tab/><text:tab/><text:tab/><text:tab/><text:tab/>}</text:span></text:p>
      <text:p text:style-name="P23"><text:span text:style-name="T17"><text:tab/><text:tab/><text:tab/><text:tab/><text:tab/><text:tab/>suitnum(suit);</text:span><text:span text:style-name="T42">//將使用者輸入的數字轉換成對應的花色，並存入</text:span><text:span text:style-name="T14">Suits</text:span><text:span text:style-name="T42">中</text:span></text:p>
      <text:p text:style-name="Standard"><text:span text:style-name="T17"><text:tab/><text:tab/><text:tab/><text:tab/><text:tab/><text:tab/></text:span><text:span text:style-name="T5">if</text:span><text:span text:style-name="T17"> (suit == 1 || suit == 2 || suit == 3 || suit == 4) {</text:span></text:p>
      <text:p text:style-name="P23"><text:span text:style-name="T17"><text:tab/><text:tab/><text:tab/><text:tab/><text:tab/><text:tab/><text:tab/>nums = playerone[i] % 13;</text:span><text:span text:style-name="T44">//計算</text:span><text:span text:style-name="T28">第i張牌的</text:span><text:span text:style-name="T43">號碼</text:span><text:span text:style-name="T28">，並存入</text:span><text:span text:style-name="T12">nums </text:span><text:span text:style-name="T28">中</text:span></text:p>
      <text:p text:style-name="P23"><text:span text:style-name="T17"><text:tab/><text:tab/><text:tab/><text:tab/><text:tab/><text:tab/><text:tab/></text:span><text:span text:style-name="T5">if</text:span><text:span text:style-name="T17"> (nums == 0) {</text:span><text:span text:style-name="T28">//</text:span><text:span text:style-name="T43">13</text:span><text:span text:style-name="T28">需要特別處理</text:span></text:p>
      <text:p text:style-name="Standard"><text:span text:style-name="T17"><text:tab/><text:tab/><text:tab/><text:tab/><text:tab/><text:tab/><text:tab/><text:tab/>nums = 13;</text:span></text:p>
      <text:p text:style-name="Standard"><text:span text:style-name="T17"><text:tab/><text:tab/><text:tab/><text:tab/><text:tab/><text:tab/><text:tab/>}</text:span></text:p>
      <text:p text:style-name="Standard"><text:span text:style-name="T17"><text:tab/><text:tab/><text:tab/><text:tab/><text:tab/><text:tab/>}</text:span></text:p>
      <text:p text:style-name="Standard"><text:span text:style-name="T17"><text:tab/><text:tab/><text:tab/><text:tab/><text:tab/><text:tab/>cout </text:span><text:span text:style-name="T62">&lt;&lt;</text:span><text:span text:style-name="T17"> Suits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<text:tab/></text:span><text:span text:style-name="T5">if</text:span><text:span text:style-name="T17"> (nums == 1) {</text:span></text:p>
      <text:p text:style-name="Standard"><text:span text:style-name="T17"><text:tab/><text:tab/><text:tab/><text:tab/><text:tab/><text:tab/><text:tab/>cout </text:span><text:span text:style-name="T62">&lt;&lt;</text:span><text:span text:style-name="T17"> </text:span><text:span text:style-name="T64">"A <text:s/>"</text:span><text:span text:style-name="T17">;</text:span></text:p>
      <text:p text:style-name="Standard"><text:span text:style-name="T17"><text:tab/><text:tab/><text:tab/><text:tab/><text:tab/><text:tab/>}</text:span></text:p>
      <text:p text:style-name="Standard"><text:span text:style-name="T17"><text:tab/><text:tab/><text:tab/><text:tab/><text:tab/><text:tab/></text:span><text:span text:style-name="T5">else</text:span><text:span text:style-name="T17"> </text:span><text:span text:style-name="T5">if</text:span><text:span text:style-name="T17"> (2&lt;=nums&amp;&amp;nums&lt;=10) {</text:span></text:p>
      <text:p text:style-name="Standard"><text:span text:style-name="T17"><text:tab/><text:tab/><text:tab/><text:tab/><text:tab/><text:tab/><text:tab/>cout </text:span><text:span text:style-name="T62">&lt;&lt;</text:span><text:span text:style-name="T17">nums</text:span><text:span text:style-name="T62">&lt;&lt;</text:span><text:span text:style-name="T17"> </text:span><text:span text:style-name="T64">" <text:s/>"</text:span><text:span text:style-name="T17">;</text:span></text:p>
      <text:p text:style-name="Standard"><text:span text:style-name="T17"><text:tab/><text:tab/><text:tab/><text:tab/><text:tab/><text:tab/>}</text:span></text:p>
      <text:p text:style-name="Standard"><text:span text:style-name="T17"><text:tab/><text:tab/><text:tab/><text:tab/><text:tab/><text:tab/></text:span><text:span text:style-name="T5">else</text:span><text:span text:style-name="T17"> </text:span><text:span text:style-name="T5">if</text:span><text:span text:style-name="T17"> (nums == 11) {</text:span></text:p>
      <text:p text:style-name="Standard"><text:span text:style-name="T17"><text:tab/><text:tab/><text:tab/><text:tab/><text:tab/><text:tab/><text:tab/>cout </text:span><text:span text:style-name="T62">&lt;&lt;</text:span><text:span text:style-name="T17"> </text:span><text:span text:style-name="T64">"J <text:s/>"</text:span><text:span text:style-name="T17">;</text:span></text:p>
      <text:p text:style-name="Standard"><text:span text:style-name="T17"><text:tab/><text:tab/><text:tab/><text:tab/><text:tab/><text:tab/>}</text:span></text:p>
      <text:p text:style-name="Standard"><text:span text:style-name="T17"><text:tab/><text:tab/><text:tab/><text:tab/><text:tab/><text:tab/></text:span><text:span text:style-name="T5">else</text:span><text:span text:style-name="T17"> </text:span><text:span text:style-name="T5">if</text:span><text:span text:style-name="T17"> (nums == 12) {</text:span></text:p>
      <text:p text:style-name="Standard"><text:span text:style-name="T17"><text:tab/><text:tab/><text:tab/><text:tab/><text:tab/><text:tab/><text:tab/>cout </text:span><text:span text:style-name="T62">&lt;&lt;</text:span><text:span text:style-name="T17"> </text:span><text:span text:style-name="T64">"Q <text:s/>"</text:span><text:span text:style-name="T17">;</text:span></text:p>
      <text:p text:style-name="Standard"><text:span text:style-name="T17"><text:tab/><text:tab/><text:tab/><text:tab/><text:tab/><text:tab/>}</text:span></text:p>
      <text:p text:style-name="Standard"><text:span text:style-name="T17"><text:tab/><text:tab/><text:tab/><text:tab/><text:tab/><text:tab/></text:span><text:span text:style-name="T5">else</text:span><text:span text:style-name="T17"> </text:span><text:span text:style-name="T5">if</text:span><text:span text:style-name="T17"> (nums == 13) {</text:span></text:p>
      <text:p text:style-name="Standard"><text:span text:style-name="T17"><text:tab/><text:tab/><text:tab/><text:tab/><text:tab/><text:tab/><text:tab/>cout </text:span><text:span text:style-name="T62">&lt;&lt;</text:span><text:span text:style-name="T17"> </text:span><text:span text:style-name="T64">"K <text:s/>"</text:span><text:span text:style-name="T17">;</text:span></text:p>
      <text:p text:style-name="Standard"><text:span text:style-name="T17"><text:tab/><text:tab/><text:tab/><text:tab/><text:tab/><text:tab/>}</text:span></text:p>
      <text:p text:style-name="Standard"><text:soft-page-break/><text:span text:style-name="T17"><text:tab/><text:tab/><text:tab/><text:tab/><text:tab/><text:tab/>f++;</text:span></text:p>
      <text:p text:style-name="P23"><text:span text:style-name="T17"><text:tab/><text:tab/><text:tab/><text:tab/><text:tab/><text:tab/></text:span><text:span text:style-name="T5">if</text:span><text:span text:style-name="T17"> (f == 6 || f == 16) {</text:span><text:span text:style-name="T28">//換行</text:span></text:p>
      <text:p text:style-name="Standard"><text:span text:style-name="T17"><text:tab/><text:tab/><text:tab/><text:tab/><text:tab/><text:tab/><text:tab/>cout </text:span><text:span text:style-name="T62">&lt;&lt;</text:span><text:span text:style-name="T17"> endl;</text:span></text:p>
      <text:p text:style-name="Standard"><text:span text:style-name="T17"><text:tab/><text:tab/><text:tab/><text:tab/><text:tab/><text:tab/>}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}</text:span></text:p>
      <text:p text:style-name="P23"><text:span text:style-name="T17"><text:tab/><text:tab/><text:tab/><text:tab/>cout </text:span><text:span text:style-name="T62">&lt;&lt;</text:span><text:span text:style-name="T17"> endl</text:span><text:span text:style-name="T62">&lt;&lt;</text:span><text:span text:style-name="T17">endl;</text:span><text:span text:style-name="T28">//換行</text:span></text:p>
      <text:p text:style-name="P23"><text:span text:style-name="T17"><text:tab/><text:tab/><text:tab/><text:tab/>cout </text:span><text:span text:style-name="T62">&lt;&lt;</text:span><text:span text:style-name="T17"> </text:span><text:span text:style-name="T64">"You still have "</text:span><text:span text:style-name="T17"> </text:span><text:span text:style-name="T62">&lt;&lt;</text:span><text:span text:style-name="T17"> f </text:span><text:span text:style-name="T62">&lt;&lt;</text:span><text:span text:style-name="T17"> </text:span><text:span text:style-name="T64">" card"</text:span><text:span text:style-name="T17">;</text:span><text:span text:style-name="T28">//</text:span><text:span text:style-name="T39">告訴玩家他手上還有幾張牌</text:span></text:p>
      <text:p text:style-name="Standard"><text:span text:style-name="T17"><text:tab/><text:tab/><text:tab/><text:tab/></text:span><text:span text:style-name="T5">if</text:span><text:span text:style-name="T17"> (f != 1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s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."</text:span><text:span text:style-name="T17"> </text:span><text:span text:style-name="T62">&lt;&lt;</text:span><text:span text:style-name="T17"> endl;</text:span></text:p>
      <text:p text:style-name="P23"><text:span text:style-name="T17"><text:tab/><text:tab/><text:tab/><text:tab/>cout </text:span><text:span text:style-name="T62">&lt;&lt;</text:span><text:span text:style-name="T17"> </text:span><text:span text:style-name="T64">"And your points is "</text:span><text:span text:style-name="T17"> </text:span><text:span text:style-name="T62">&lt;&lt;</text:span><text:span text:style-name="T17"> trashone </text:span><text:span text:style-name="T62">&lt;&lt;</text:span><text:span text:style-name="T17"> </text:span><text:span text:style-name="T64">"."</text:span><text:span text:style-name="T17"> </text:span><text:span text:style-name="T62">&lt;&lt;</text:span><text:span text:style-name="T17"> endl</text:span><text:span text:style-name="T62">&lt;&lt;</text:span><text:span text:style-name="T17">endl;</text:span><text:span text:style-name="T28">//</text:span><text:span text:style-name="T39">告訴玩家他目前的積分為多少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P21"><text:span text:style-name="T17"><text:tab/><text:tab/></text:span><text:span text:style-name="T5">else</text:span><text:span text:style-name="T17"> </text:span><text:span text:style-name="T5">if</text:span><text:span text:style-name="T17"> (whoturn == 2) {</text:span><text:span text:style-name="T44">//</text:span><text:span text:style-name="T46">如果這回合是電腦出牌</text:span></text:p>
      <text:p text:style-name="P23"><text:span text:style-name="T17"><text:tab/><text:tab/><text:tab/></text:span><text:span text:style-name="T5">int</text:span><text:span text:style-name="T17"> s, m;</text:span><text:span text:style-name="T44">//</text:span><text:span text:style-name="T17">s </text:span><text:span text:style-name="T44">電腦所選牌的花色代碼,</text:span><text:span text:style-name="T17">m</text:span><text:span text:style-name="T44">電腦所選牌的號碼</text:span></text:p>
      <text:p text:style-name="P23"><text:span text:style-name="T17"><text:tab/><text:tab/><text:tab/>t = 0;</text:span><text:span text:style-name="T44">//將</text:span><text:span text:style-name="T17">t </text:span><text:span text:style-name="T44">歸0</text:span></text:p>
      <text:p text:style-name="P23"><text:span text:style-name="T17"><text:tab/><text:tab/><text:tab/>n = 0;</text:span><text:span text:style-name="T44">//將 </text:span><text:span text:style-name="T17">n </text:span><text:span text:style-name="T44">歸0</text:span></text:p>
      <text:p text:style-name="P24"><text:span text:style-name="T17"><text:tab/><text:tab/><text:tab/></text:span><text:span text:style-name="T5">for</text:span><text:span text:style-name="T17"> (</text:span><text:span text:style-name="T5">int</text:span><text:span text:style-name="T17"> i = 1; i &lt; 27; i++) {</text:span><text:span text:style-name="T28">//確認牌組中是否有</text:span><text:span text:style-name="T40">黑桃7</text:span></text:p>
      <text:p text:style-name="Standard"><text:span text:style-name="T17"><text:tab/><text:tab/><text:tab/><text:tab/></text:span><text:span text:style-name="T5">if</text:span><text:span text:style-name="T17"> (playertwo[i] == 33) {</text:span><text:span text:style-name="T44">//電腦有黑桃7</text:span></text:p>
      <text:p text:style-name="P24"><text:span text:style-name="T17"><text:tab/><text:tab/><text:tab/><text:tab/><text:tab/>t = 2;</text:span><text:span text:style-name="T44">//電腦有黑桃7</text:span></text:p>
      <text:p text:style-name="P24"><text:span text:style-name="T17"><text:tab/><text:tab/><text:tab/><text:tab/><text:tab/>g = i; </text:span><text:span text:style-name="T44">//儲存電腦</text:span><text:span text:style-name="T46">在自己牌組裡</text:span><text:span text:style-name="T44">挑的第幾張牌到</text:span><text:span text:style-name="T17">g</text:span><text:span text:style-name="T44">中</text:span></text:p>
      <text:p text:style-name="P24"><text:span text:style-name="T17"><text:tab/><text:tab/><text:tab/><text:tab/><text:tab/>n = playertwo[i];</text:span><text:span text:style-name="T28">//</text:span><text:span text:style-name="T38">將</text:span><text:span text:style-name="T39">所選</text:span><text:span text:style-name="T44">牌的代號存入</text:span><text:span text:style-name="T17">n </text:span><text:span text:style-name="T44">中</text:span></text:p>
      <text:p text:style-name="Standard"><text:span text:style-name="T17"><text:tab/><text:tab/><text:tab/><text:tab/><text:tab/></text:span><text:span text:style-name="T5">break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P24"><text:span text:style-name="T17"><text:tab/><text:tab/><text:tab/></text:span><text:span text:style-name="T5">if</text:span><text:span text:style-name="T17"> (t == 0) {</text:span><text:span text:style-name="T44">//電腦沒有黑桃7</text:span></text:p>
      <text:p text:style-name="P24"><text:span text:style-name="T17"><text:tab/><text:tab/><text:tab/><text:tab/></text:span><text:span text:style-name="T5">for</text:span><text:span text:style-name="T17"> (</text:span><text:span text:style-name="T5">int</text:span><text:span text:style-name="T17"> i = 1; i &lt; 27; i++) {</text:span><text:span text:style-name="T28">//確認牌組中是否有</text:span><text:span text:style-name="T40">7號牌</text:span></text:p>
      <text:p text:style-name="P24"><text:span text:style-name="T17"><text:tab/><text:tab/><text:tab/><text:tab/><text:tab/></text:span><text:span text:style-name="T5">if</text:span><text:span text:style-name="T17"> (playertwo[i] == 7) {</text:span><text:span text:style-name="T40">//電腦有方塊7</text:span></text:p>
      <text:p text:style-name="P24"><text:span text:style-name="T17"><text:tab/><text:tab/><text:tab/><text:tab/><text:tab/><text:tab/>t = 0;</text:span><text:span text:style-name="T40">//電腦有7</text:span><text:span text:style-name="T40">號牌</text:span></text:p>
      <text:p text:style-name="P24"><text:span text:style-name="T17"><text:tab/><text:tab/><text:tab/><text:tab/><text:tab/><text:tab/>g = i;</text:span><text:span text:style-name="T44">//儲存電腦</text:span><text:span text:style-name="T46">在自己牌組裡</text:span><text:span text:style-name="T44">挑的第幾張牌到</text:span><text:span text:style-name="T17">g</text:span><text:span text:style-name="T44">中</text:span></text:p>
      <text:p text:style-name="P24"><text:span text:style-name="T17"><text:tab/><text:tab/><text:tab/><text:tab/><text:tab/><text:tab/>n = playertwo[i];</text:span><text:span text:style-name="T28">//</text:span><text:span text:style-name="T38">將</text:span><text:span text:style-name="T39">所選</text:span><text:span text:style-name="T44">牌的代號存入</text:span><text:span text:style-name="T17">n </text:span><text:span text:style-name="T44">中</text:span></text:p>
      <text:p text:style-name="Standard"><text:span text:style-name="T17"><text:tab/><text:tab/><text:tab/><text:tab/><text:tab/><text:tab/></text:span><text:span text:style-name="T5">break</text:span><text:span text:style-name="T17">;</text:span></text:p>
      <text:p text:style-name="Standard"><text:span text:style-name="T17"><text:tab/><text:tab/><text:tab/><text:tab/><text:tab/>}</text:span></text:p>
      <text:p text:style-name="P24"><text:span text:style-name="T17"><text:tab/><text:tab/><text:tab/><text:tab/><text:tab/></text:span><text:span text:style-name="T5">else</text:span><text:span text:style-name="T17"> </text:span><text:span text:style-name="T5">if</text:span><text:span text:style-name="T17"> (playertwo[i] == 20) {</text:span><text:span text:style-name="T40">//電腦有紅心7</text:span></text:p>
      <text:p text:style-name="P24"><text:span text:style-name="T17"><text:tab/><text:tab/><text:tab/><text:tab/><text:tab/><text:tab/>t = 0;</text:span><text:span text:style-name="T40">//電腦有7</text:span><text:span text:style-name="T40">號牌</text:span></text:p>
      <text:p text:style-name="P24"><text:span text:style-name="T17"><text:tab/><text:tab/><text:tab/><text:tab/><text:tab/><text:tab/>g = i;</text:span><text:span text:style-name="T44">//儲存電腦</text:span><text:span text:style-name="T46">在自己牌組裡</text:span><text:span text:style-name="T44">挑的第幾張牌到</text:span><text:span text:style-name="T17">g</text:span><text:span text:style-name="T44">中</text:span></text:p>
      <text:p text:style-name="P24"><text:span text:style-name="T17"><text:tab/><text:tab/><text:tab/><text:tab/><text:tab/><text:tab/>n = playertwo[i];</text:span><text:span text:style-name="T28">//</text:span><text:span text:style-name="T38">將</text:span><text:span text:style-name="T39">所選</text:span><text:span text:style-name="T44">牌的代號存入</text:span><text:span text:style-name="T17">n </text:span><text:span text:style-name="T44">中</text:span></text:p>
      <text:p text:style-name="Standard"><text:span text:style-name="T17"><text:tab/><text:tab/><text:tab/><text:tab/><text:tab/><text:tab/></text:span><text:span text:style-name="T5">break</text:span><text:span text:style-name="T17">;</text:span></text:p>
      <text:p text:style-name="Standard"><text:span text:style-name="T17"><text:tab/><text:tab/><text:tab/><text:tab/><text:tab/>}</text:span></text:p>
      <text:p text:style-name="P24"><text:span text:style-name="T17"><text:tab/><text:tab/><text:tab/><text:tab/><text:tab/></text:span><text:span text:style-name="T5">else</text:span><text:span text:style-name="T17"> </text:span><text:span text:style-name="T5">if</text:span><text:span text:style-name="T17"> (playertwo[i] == 46) {</text:span><text:span text:style-name="T40">//電腦有梅花7</text:span></text:p>
      <text:p text:style-name="P24"><text:span text:style-name="T17"><text:tab/><text:tab/><text:tab/><text:tab/><text:tab/><text:tab/>t = 0;</text:span><text:span text:style-name="T40">//電腦有7</text:span><text:span text:style-name="T40">號牌</text:span></text:p>
      <text:p text:style-name="P24"><text:span text:style-name="T17"><text:tab/><text:tab/><text:tab/><text:tab/><text:tab/><text:tab/>g = i;</text:span><text:span text:style-name="T44">//儲存電腦</text:span><text:span text:style-name="T46">在自己牌組裡</text:span><text:span text:style-name="T44">挑的第幾張牌到</text:span><text:span text:style-name="T17">g</text:span><text:span text:style-name="T44">中</text:span></text:p>
      <text:p text:style-name="P24"><text:span text:style-name="T17"><text:tab/><text:tab/><text:tab/><text:tab/><text:tab/><text:tab/>n = playertwo[i];</text:span><text:span text:style-name="T28">//</text:span><text:span text:style-name="T38">將</text:span><text:span text:style-name="T39">所選</text:span><text:span text:style-name="T44">牌的代號存入</text:span><text:span text:style-name="T17">n </text:span><text:span text:style-name="T44">中</text:span></text:p>
      <text:p text:style-name="Standard"><text:span text:style-name="T17"><text:tab/><text:tab/><text:tab/><text:tab/><text:tab/><text:tab/></text:span><text:span text:style-name="T5">break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{</text:span></text:p>
      <text:p text:style-name="Standard"><text:span text:style-name="T17"><text:tab/><text:tab/><text:tab/><text:tab/><text:tab/><text:tab/>t = 1;</text:span><text:span text:style-name="T44">//電腦的牌組沒有7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P24"><text:span text:style-name="T17"><text:tab/><text:tab/><text:tab/></text:span><text:span text:style-name="T5">if</text:span><text:span text:style-name="T17"> (</text:span><text:span text:style-name="T59">d</text:span><text:span text:style-name="T17"> == 1) {</text:span><text:span text:style-name="T40">//簡單模式，電腦會出當前可以出牌的牌，若是沒有才蓋牌</text:span></text:p>
      <text:p text:style-name="Standard"><text:span text:style-name="T17"><text:tab/><text:tab/><text:tab/><text:tab/></text:span><text:span text:style-name="T5">if</text:span><text:span text:style-name="T17"> (t == 1) {</text:span><text:span text:style-name="T44">//電腦的牌組沒有7</text:span></text:p>
      <text:p text:style-name="Standard"><text:span text:style-name="T17"><text:tab/><text:tab/><text:tab/><text:tab/><text:tab/></text:span><text:span text:style-name="T5">for</text:span><text:span text:style-name="T17"> (</text:span><text:span text:style-name="T5">int</text:span><text:span text:style-name="T17"> i = 1; i &lt; h + 1; i++) {</text:span></text:p>
      <text:p text:style-name="P24"><text:span text:style-name="T17"><text:tab/><text:tab/><text:tab/><text:tab/><text:tab/><text:tab/>checkcard(playertwo[i]);</text:span><text:span text:style-name="T35">//檢查</text:span><text:span text:style-name="T15">playertwo[i]</text:span><text:span text:style-name="T35">可以做哪些事(排七)</text:span></text:p>
      <text:p text:style-name="P24"><text:span text:style-name="T17"><text:tab/><text:tab/><text:tab/><text:tab/><text:tab/><text:tab/></text:span><text:span text:style-name="T5">if</text:span><text:span text:style-name="T17"> (howcard == 1) {</text:span><text:span text:style-name="T35">//若是可以出牌</text:span></text:p>
      <text:p text:style-name="P24"><text:span text:style-name="T17"><text:tab/><text:tab/><text:tab/><text:tab/><text:tab/><text:tab/><text:tab/>g = i;</text:span><text:span text:style-name="T44">//儲存電腦</text:span><text:span text:style-name="T46">在自己牌組裡</text:span><text:span text:style-name="T44">挑的第幾張牌到</text:span><text:span text:style-name="T17">g</text:span><text:span text:style-name="T44">中</text:span></text:p>
      <text:p text:style-name="P24"><text:span text:style-name="T17"><text:tab/><text:tab/><text:tab/><text:tab/><text:tab/><text:tab/><text:tab/>n= playertwo[g];</text:span><text:span text:style-name="T28">//</text:span><text:span text:style-name="T38">將</text:span><text:span text:style-name="T39">所選</text:span><text:span text:style-name="T44">牌的代號存入</text:span><text:span text:style-name="T17">n </text:span><text:span text:style-name="T44">中</text:span></text:p>
      <text:p text:style-name="Standard"><text:span text:style-name="T17"><text:tab/><text:tab/><text:tab/><text:tab/><text:tab/><text:tab/><text:tab/></text:span><text:span text:style-name="T5">break</text:span><text:span text:style-name="T17">;</text:span></text:p>
      <text:p text:style-name="Standard"><text:span text:style-name="T17"><text:tab/><text:tab/><text:tab/><text:tab/><text:tab/><text:tab/>}</text:span></text:p>
      <text:p text:style-name="Standard"><text:soft-page-break/><text:span text:style-name="T17"><text:tab/><text:tab/><text:tab/><text:tab/><text:tab/>}</text:span></text:p>
      <text:p text:style-name="P24"><text:span text:style-name="T17"><text:tab/><text:tab/><text:tab/><text:tab/><text:tab/></text:span><text:span text:style-name="T5">if</text:span><text:span text:style-name="T17"> (howcard == 2) {</text:span><text:span text:style-name="T35">//若是沒有牌可以出</text:span></text:p>
      <text:p text:style-name="P24"><text:span text:style-name="T17"><text:tab/><text:tab/><text:tab/><text:tab/><text:tab/><text:tab/>srand((</text:span><text:span text:style-name="T5">unsigned</text:span><text:span text:style-name="T17">)time(</text:span><text:span text:style-name="T66">NULL</text:span><text:span text:style-name="T17">));</text:span></text:p>
      <text:p text:style-name="Standard"><text:span text:style-name="T17"><text:tab/><text:tab/><text:tab/><text:tab/><text:tab/><text:tab/>g = rand() % h + 1;</text:span><text:span text:style-name="T35">//隨機挑牌</text:span></text:p>
      <text:p text:style-name="Standard"><text:span text:style-name="T17"><text:tab/><text:tab/><text:tab/><text:tab/><text:tab/><text:tab/>n = playertwo[g]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}</text:span></text:p>
      <text:p text:style-name="P24"><text:span text:style-name="T17"><text:tab/><text:tab/><text:tab/><text:tab/>s = (n / 13) + 1;</text:span><text:span text:style-name="T44">//計算電腦所選牌的花色代碼，並存入</text:span><text:span text:style-name="T17">s</text:span><text:span text:style-name="T44">中</text:span><text:span text:style-name="T17"> </text:span></text:p>
      <text:p text:style-name="P24"><text:span text:style-name="T17"><text:tab/><text:tab/><text:tab/><text:tab/></text:span><text:span text:style-name="T5">if</text:span><text:span text:style-name="T17"> (n % 13 == 0) {</text:span><text:span text:style-name="T28">//</text:span><text:span text:style-name="T43">13</text:span><text:span text:style-name="T28">需要特別處理</text:span></text:p>
      <text:p text:style-name="Standard"><text:span text:style-name="T17"><text:tab/><text:tab/><text:tab/><text:tab/><text:tab/>s--;</text:span></text:p>
      <text:p text:style-name="Standard"><text:span text:style-name="T17"><text:tab/><text:tab/><text:tab/><text:tab/>}</text:span></text:p>
      <text:p text:style-name="P25"><text:span text:style-name="T17"><text:tab/><text:tab/><text:tab/><text:tab/>suitnum(s);</text:span><text:span text:style-name="T42">//將</text:span><text:span text:style-name="T14">s </text:span><text:span text:style-name="T42">轉換成對應的花色，並存入</text:span><text:span text:style-name="T14">Suits</text:span><text:span text:style-name="T42">中</text:span></text:p>
      <text:p text:style-name="P25"><text:span text:style-name="T17"><text:tab/><text:tab/><text:tab/><text:tab/>m = n % 13;</text:span><text:span text:style-name="T44">// 計算電腦所選牌的號碼，並存入</text:span><text:span text:style-name="T17">m </text:span><text:span text:style-name="T44">中</text:span></text:p>
      <text:p text:style-name="P25"><text:span text:style-name="T17"><text:tab/><text:tab/><text:tab/><text:tab/></text:span><text:span text:style-name="T5">if</text:span><text:span text:style-name="T17"> (n % 13 == 0) {</text:span><text:span text:style-name="T28">//</text:span><text:span text:style-name="T43">13</text:span><text:span text:style-name="T28">需要特別處理</text:span></text:p>
      <text:p text:style-name="Standard"><text:span text:style-name="T17"><text:tab/><text:tab/><text:tab/><text:tab/><text:tab/>m = 13;</text:span></text:p>
      <text:p text:style-name="Standard"><text:span text:style-name="T17"><text:tab/><text:tab/><text:tab/><text:tab/>}</text:span></text:p>
      <text:p text:style-name="P25"><text:span text:style-name="T17"><text:tab/><text:tab/><text:tab/><text:tab/>checkcard(n);</text:span><text:span text:style-name="T35">//檢查</text:span><text:span text:style-name="T15">n</text:span><text:span text:style-name="T35">可以做哪些事(排七)</text:span></text:p>
      <text:p text:style-name="P25"><text:span text:style-name="T17"><text:tab/><text:tab/><text:tab/><text:tab/></text:span><text:span text:style-name="T5">if</text:span><text:span text:style-name="T17"> (howcard == 1) {</text:span><text:span text:style-name="T35">//若是該牌可以出牌</text:span></text:p>
      <text:p text:style-name="P25"><text:span text:style-name="T17"><text:tab/><text:tab/><text:tab/><text:tab/><text:tab/>ontable[p] = playertwo[g];</text:span><text:span text:style-name="T28">//將電腦</text:span><text:span text:style-name="T39">選擇的牌放入</text:span><text:span text:style-name="T17">ontable</text:span><text:span text:style-name="T44">陣列</text:span></text:p>
      <text:p text:style-name="Standard"><text:span text:style-name="T17"><text:tab/><text:tab/><text:tab/><text:tab/><text:tab/>p++;</text:span></text:p>
      <text:p text:style-name="P25"><text:span text:style-name="T17"><text:tab/><text:tab/><text:tab/><text:tab/><text:tab/>playertwo[g] = 0;</text:span><text:span text:style-name="T28">//將電腦</text:span><text:span text:style-name="T39">選擇的牌改成0</text:span></text:p>
      <text:p text:style-name="P25"><text:span text:style-name="T17"><text:tab/><text:tab/><text:tab/><text:tab/><text:tab/>cout </text:span><text:span text:style-name="T62">&lt;&lt;</text:span><text:span text:style-name="T17"> </text:span><text:span text:style-name="T64">"Computer played "</text:span><text:span text:style-name="T17"> </text:span><text:span text:style-name="T62">&lt;&lt;</text:span><text:span text:style-name="T17"> Suits </text:span><text:span text:style-name="T62">&lt;&lt;</text:span><text:span text:style-name="T17"> </text:span><text:span text:style-name="T64">" "</text:span><text:span text:style-name="T17"> </text:span><text:span text:style-name="T62">&lt;&lt;</text:span><text:span text:style-name="T17"> m </text:span><text:span text:style-name="T62">&lt;&lt;</text:span><text:span text:style-name="T17"> </text:span><text:span text:style-name="T64">"."</text:span><text:span text:style-name="T17"> </text:span><text:span text:style-name="T62">&lt;&lt;</text:span><text:span text:style-name="T17"> endl;</text:span><text:span text:style-name="T28">//輸出電腦所</text:span><text:span text:style-name="T39">選擇的牌</text:span></text:p>
      <text:p text:style-name="P25"><text:span text:style-name="T17"><text:tab/><text:tab/><text:tab/><text:tab/><text:tab/>cardplayed(n);</text:span><text:span text:style-name="T28">//將電腦</text:span><text:span text:style-name="T39">選擇的牌</text:span><text:span text:style-name="T40">打出</text:span></text:p>
      <text:p text:style-name="Standard"><text:span text:style-name="T17"><text:tab/><text:tab/><text:tab/><text:tab/>}</text:span></text:p>
      <text:p text:style-name="P25"><text:span text:style-name="T17"><text:tab/><text:tab/><text:tab/><text:tab/></text:span><text:span text:style-name="T5">else</text:span><text:span text:style-name="T17"> </text:span><text:span text:style-name="T5">if</text:span><text:span text:style-name="T17"> (howcard == 2) {</text:span><text:span text:style-name="T35">//若是該牌只能蓋牌</text:span></text:p>
      <text:p text:style-name="P25"><text:span text:style-name="T17"><text:tab/><text:tab/><text:tab/><text:tab/><text:tab/>trashtwo += playertwo[g] % 13;</text:span><text:span text:style-name="T28">//增加對應的</text:span><text:span text:style-name="T28">積分至</text:span><text:span text:style-name="T12"> trashtwo</text:span></text:p>
      <text:p text:style-name="P25"><text:span text:style-name="T17"><text:tab/><text:tab/><text:tab/><text:tab/><text:tab/></text:span><text:span text:style-name="T5">if</text:span><text:span text:style-name="T17"> (playertwo[g] % 13 == 0) {</text:span><text:span text:style-name="T28">//</text:span><text:span text:style-name="T43">13</text:span><text:span text:style-name="T28">需要特別處理</text:span></text:p>
      <text:p text:style-name="Standard"><text:span text:style-name="T17"><text:tab/><text:tab/><text:tab/><text:tab/><text:tab/><text:tab/>trashtwo += 13;</text:span></text:p>
      <text:p text:style-name="Standard"><text:span text:style-name="T17"><text:tab/><text:tab/><text:tab/><text:tab/><text:tab/>}</text:span></text:p>
      <text:p text:style-name="P25"><text:span text:style-name="T17"><text:tab/><text:tab/><text:tab/><text:tab/><text:tab/>ontable[p] = playertwo[g];</text:span><text:span text:style-name="T28">//將電腦</text:span><text:span text:style-name="T39">選擇的牌放入</text:span><text:span text:style-name="T17">ontable</text:span><text:span text:style-name="T44">陣列</text:span></text:p>
      <text:p text:style-name="Standard"><text:span text:style-name="T17"><text:tab/><text:tab/><text:tab/><text:tab/><text:tab/>p++;</text:span></text:p>
      <text:p text:style-name="P25"><text:span text:style-name="T17"><text:tab/><text:tab/><text:tab/><text:tab/><text:tab/>playertwo[g] = 0;</text:span><text:span text:style-name="T28">//將電腦</text:span><text:span text:style-name="T39">選擇的牌改成0</text:span></text:p>
      <text:p text:style-name="P25"><text:span text:style-name="T17"><text:tab/><text:tab/><text:tab/><text:tab/><text:tab/>cout </text:span><text:span text:style-name="T62">&lt;&lt;</text:span><text:span text:style-name="T17"> </text:span><text:span text:style-name="T64">"Computer covered the card."</text:span><text:span text:style-name="T17"> </text:span><text:span text:style-name="T62">&lt;&lt;</text:span><text:span text:style-name="T17"> endl;</text:span><text:span text:style-name="T28">//輸出電腦蓋牌</text:span><text:span text:style-name="T39">的訊息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h--;</text:span></text:p>
      <text:p text:style-name="P25"><text:span text:style-name="T17"><text:tab/><text:tab/><text:tab/><text:tab/></text:span><text:span text:style-name="T5">for</text:span><text:span text:style-name="T17"> (</text:span><text:span text:style-name="T5">int</text:span><text:span text:style-name="T17"> i = 1; i &lt;= h; i++) {</text:span><text:span text:style-name="T28">//整理</text:span><text:span text:style-name="T12">playertwo</text:span><text:span text:style-name="T28">陣列，將被改成0的排放到後面</text:span></text:p>
      <text:p text:style-name="Standard"><text:span text:style-name="T17"><text:tab/><text:tab/><text:tab/><text:tab/><text:tab/></text:span><text:span text:style-name="T5">if</text:span><text:span text:style-name="T17"> (playertwo[i] == 0) {</text:span></text:p>
      <text:p text:style-name="Standard"><text:span text:style-name="T17"><text:tab/><text:tab/><text:tab/><text:tab/><text:tab/><text:tab/>playertwo[i] = playertwo[h + 1];</text:span></text:p>
      <text:p text:style-name="Standard"><text:span text:style-name="T17"><text:tab/><text:tab/><text:tab/><text:tab/><text:tab/><text:tab/>playertwo[h + 1] = 0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}</text:span></text:p>
      <text:p text:style-name="P25"><text:span text:style-name="T17"><text:tab/><text:tab/><text:tab/><text:tab/>cout </text:span><text:span text:style-name="T62">&lt;&lt;</text:span><text:span text:style-name="T17"> </text:span><text:span text:style-name="T64">"Computer still have "</text:span><text:span text:style-name="T17"> </text:span><text:span text:style-name="T62">&lt;&lt;</text:span><text:span text:style-name="T17"> h </text:span><text:span text:style-name="T62">&lt;&lt;</text:span><text:span text:style-name="T17"> </text:span><text:span text:style-name="T64">" card"</text:span><text:span text:style-name="T17">;</text:span><text:span text:style-name="T28">//</text:span><text:span text:style-name="T39">告訴玩家電腦手上還有幾張牌</text:span></text:p>
      <text:p text:style-name="Standard"><text:span text:style-name="T17"><text:tab/><text:tab/><text:tab/><text:tab/></text:span><text:span text:style-name="T5">if</text:span><text:span text:style-name="T17"> (h != 1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s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."</text:span><text:span text:style-name="T17"> </text:span><text:span text:style-name="T62">&lt;&lt;</text:span><text:span text:style-name="T17"> endl;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And computer's points is "</text:span><text:span text:style-name="T17"> </text:span><text:span text:style-name="T62">&lt;&lt;</text:span><text:span text:style-name="T17"> trashtwo </text:span><text:span text:style-name="T62">&lt;&lt;</text:span><text:span text:style-name="T17"> </text:span><text:span text:style-name="T64">"."</text:span><text:span text:style-name="T17"> </text:span><text:span text:style-name="T62">&lt;&lt;</text:span><text:span text:style-name="T17"> endl </text:span><text:span text:style-name="T62">&lt;&lt;</text:span><text:span text:style-name="T17"> endl;</text:span><text:span text:style-name="T28">//</text:span><text:span text:style-name="T39">告訴玩家電腦目前的積分為多少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P25"><text:span text:style-name="T17"><text:tab/><text:tab/></text:span><text:span text:style-name="T5">if</text:span><text:span text:style-name="T17"> (p == 53) {</text:span><text:span text:style-name="T28">//如果牌全都出完了，則結束遊戲程式</text:span></text:p>
      <text:p text:style-name="Standard"><text:span text:style-name="T17"><text:tab/><text:tab/><text:tab/>end = 0;</text:span></text:p>
      <text:p text:style-name="Standard"><text:span text:style-name="T17"><text:tab/><text:tab/><text:tab/></text:span><text:span text:style-name="T5">break</text:span><text:span text:style-name="T17">;</text:span></text:p>
      <text:p text:style-name="Standard"><text:span text:style-name="T17"><text:tab/><text:tab/>}</text:span></text:p>
      <text:p text:style-name="P25"><text:span text:style-name="T17"><text:tab/><text:tab/></text:span><text:span text:style-name="T5">if</text:span><text:span text:style-name="T17"> (whoturn == 1) {</text:span><text:span text:style-name="T28">//如果這回合是玩家，則下回合是電腦</text:span></text:p>
      <text:p text:style-name="Standard"><text:span text:style-name="T17"><text:tab/><text:tab/><text:tab/>whoturn = 2;</text:span></text:p>
      <text:p text:style-name="Standard"><text:span text:style-name="T17"><text:tab/><text:tab/>}</text:span></text:p>
      <text:p text:style-name="P25"><text:span text:style-name="T17"><text:tab/><text:tab/></text:span><text:span text:style-name="T5">else</text:span><text:span text:style-name="T17"> </text:span><text:span text:style-name="T5">if</text:span><text:span text:style-name="T17"> (whoturn == 2) {</text:span><text:span text:style-name="T28">//如果這回合是電腦，則下回合是玩家</text:span></text:p>
      <text:p text:style-name="Standard"><text:span text:style-name="T17"><text:tab/><text:tab/><text:tab/>whoturn = 1;</text:span></text:p>
      <text:p text:style-name="Standard"><text:soft-page-break/><text:span text:style-name="T17"><text:tab/><text:tab/>}</text:span></text:p>
      <text:p text:style-name="Standard"><text:span text:style-name="T17"><text:tab/>}</text:span></text:p>
      <text:p text:style-name="P25"><text:span text:style-name="T17"><text:tab/></text:span><text:span text:style-name="T5">if</text:span><text:span text:style-name="T17"> (trashone &lt; trashtwo) {</text:span><text:span text:style-name="T28">//如果玩家積分小於電腦，則玩家勝利</text:span></text:p>
      <text:p text:style-name="Standard"><text:span text:style-name="T17"><text:tab/><text:tab/>cout </text:span><text:span text:style-name="T62">&lt;&lt;</text:span><text:span text:style-name="T17"> </text:span><text:span text:style-name="T64">"You win."</text:span><text:span text:style-name="T17"> </text:span><text:span text:style-name="T62">&lt;&lt;</text:span><text:span text:style-name="T17"> endl;</text:span></text:p>
      <text:p text:style-name="Standard"><text:span text:style-name="T17"><text:tab/>}</text:span></text:p>
      <text:p text:style-name="P25"><text:span text:style-name="T17"><text:tab/></text:span><text:span text:style-name="T5">else</text:span><text:span text:style-name="T17"> </text:span><text:span text:style-name="T5">if</text:span><text:span text:style-name="T17"> (trashtwo &lt; trashone) {</text:span><text:span text:style-name="T28">//如果玩家積分大於電腦，則玩家勝利</text:span></text:p>
      <text:p text:style-name="Standard"><text:span text:style-name="T17"><text:tab/><text:tab/>cout </text:span><text:span text:style-name="T62">&lt;&lt;</text:span><text:span text:style-name="T17"> </text:span><text:span text:style-name="T64">"Computer win."</text:span><text:span text:style-name="T17"> </text:span><text:span text:style-name="T62">&lt;&lt;</text:span><text:span text:style-name="T17"> endl;</text:span></text:p>
      <text:p text:style-name="Standard"><text:span text:style-name="T17"><text:tab/>}</text:span></text:p>
      <text:p text:style-name="P25"><text:span text:style-name="T17"><text:tab/></text:span><text:span text:style-name="T5">else</text:span><text:span text:style-name="T17"> </text:span><text:span text:style-name="T5">if</text:span><text:span text:style-name="T17"> (trashone == trashtwo) {</text:span><text:span text:style-name="T28">//如果雙方積分一樣，則平手</text:span></text:p>
      <text:p text:style-name="Standard"><text:span text:style-name="T17"><text:tab/><text:tab/>cout </text:span><text:span text:style-name="T62">&lt;&lt;</text:span><text:span text:style-name="T17"> </text:span><text:span text:style-name="T64">"It's deuce."</text:span><text:span text:style-name="T17"> </text:span><text:span text:style-name="T62">&lt;&lt;</text:span><text:span text:style-name="T17"> endl;</text:span></text:p>
      <text:p text:style-name="Standard"><text:span text:style-name="T17"><text:tab/>}</text:span></text:p>
      <text:p text:style-name="Standard"><text:span text:style-name="T17"><text:tab/>cout </text:span><text:span text:style-name="T62">&lt;&lt;</text:span><text:span text:style-name="T17"> endl;</text:span></text:p>
      <text:p text:style-name="P4"><text:span text:style-name="T68">}</text:span></text:p>
      <text:p text:style-name="P18"><text:span text:style-name="T8">void</text:span><text:span text:style-name="T68"> </text:span><text:span text:style-name="T22">card</text:span><text:span text:style-name="T68">::checkcard(</text:span><text:span text:style-name="T8">int</text:span><text:span text:style-name="T68"> </text:span><text:span text:style-name="T60">n</text:span><text:span text:style-name="T68">) {</text:span><text:span text:style-name="T52">//檢查輸入的牌可以做哪些事(排七)</text:span></text:p>
      <text:p text:style-name="P25"><text:span text:style-name="T17"><text:tab/></text:span><text:span text:style-name="T5">if</text:span><text:span text:style-name="T17"> (</text:span><text:span text:style-name="T59">n</text:span><text:span text:style-name="T17"> == 7 || </text:span><text:span text:style-name="T59">n</text:span><text:span text:style-name="T17"> == 20 || </text:span><text:span text:style-name="T59">n</text:span><text:span text:style-name="T17"> == 33 || </text:span><text:span text:style-name="T59">n</text:span><text:span text:style-name="T17"> == 46) {</text:span><text:span text:style-name="T35">//若牌號為7</text:span></text:p>
      <text:p text:style-name="Standard"><text:span text:style-name="T17"><text:tab/><text:tab/>howcard = 1;</text:span><text:span text:style-name="T44">//可出牌</text:span></text:p>
      <text:p text:style-name="Standard"><text:span text:style-name="T17"><text:tab/>}</text:span></text:p>
      <text:p text:style-name="Standard"><text:span text:style-name="T17"><text:tab/></text:span><text:span text:style-name="T5">else</text:span><text:span text:style-name="T17"> {</text:span></text:p>
      <text:p text:style-name="Standard"><text:span text:style-name="T17"><text:tab/><text:tab/></text:span><text:span text:style-name="T5">if</text:span><text:span text:style-name="T17"> (14 &lt;= </text:span><text:span text:style-name="T59">n</text:span><text:span text:style-name="T17"> &amp;&amp; </text:span><text:span text:style-name="T59">n</text:span><text:span text:style-name="T17"> &lt;= 26) {</text:span><text:span text:style-name="T44">//紅心heart</text:span></text:p>
      <text:p text:style-name="Standard"><text:span text:style-name="T17"><text:tab/><text:tab/><text:tab/></text:span><text:span text:style-name="T5">if</text:span><text:span text:style-name="T17"> (14 &lt;= </text:span><text:span text:style-name="T59">n</text:span><text:span text:style-name="T17"> &amp;&amp; </text:span><text:span text:style-name="T59">n</text:span><text:span text:style-name="T17"> &lt;= 19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== cardtable[3][1]-1) {</text:span></text:p>
      <text:p text:style-name="P25"><text:span text:style-name="T17"><text:tab/><text:tab/><text:tab/><text:tab/><text:tab/>howcard = 1;</text:span><text:span text:style-name="T44">//可出牌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{</text:span></text:p>
      <text:p text:style-name="Standard"><text:span text:style-name="T17"><text:tab/><text:tab/><text:tab/><text:tab/><text:tab/>howcard = 2;</text:span><text:span text:style-name="T44">//只能蓋牌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21 &lt;= </text:span><text:span text:style-name="T59">n</text:span><text:span text:style-name="T17"> &amp;&amp; </text:span><text:span text:style-name="T59">n</text:span><text:span text:style-name="T17"> &lt;= 26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== cardtable[1][1]+1) {</text:span></text:p>
      <text:p text:style-name="P25"><text:span text:style-name="T17"><text:tab/><text:tab/><text:tab/><text:tab/><text:tab/>howcard = 1;</text:span><text:span text:style-name="T44">//可出牌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{</text:span></text:p>
      <text:p text:style-name="Standard"><text:span text:style-name="T17"><text:tab/><text:tab/><text:tab/><text:tab/><text:tab/>howcard = 2;</text:span><text:span text:style-name="T44">//只能蓋牌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Standard"><text:span text:style-name="T17"><text:tab/><text:tab/></text:span><text:span text:style-name="T5">else</text:span><text:span text:style-name="T17"> </text:span><text:span text:style-name="T5">if</text:span><text:span text:style-name="T17"> (27 &lt;= </text:span><text:span text:style-name="T59">n</text:span><text:span text:style-name="T17"> &amp;&amp; </text:span><text:span text:style-name="T59">n</text:span><text:span text:style-name="T17"> &lt;= 39) {</text:span><text:span text:style-name="T44">//黑桃spade</text:span></text:p>
      <text:p text:style-name="Standard"><text:span text:style-name="T17"><text:tab/><text:tab/><text:tab/></text:span><text:span text:style-name="T5">if</text:span><text:span text:style-name="T17"> (27 &lt;= </text:span><text:span text:style-name="T59">n</text:span><text:span text:style-name="T17"> &amp;&amp; </text:span><text:span text:style-name="T59">n</text:span><text:span text:style-name="T17"> &lt;= 32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== cardtable[3][2]-1) {</text:span></text:p>
      <text:p text:style-name="P25"><text:span text:style-name="T17"><text:tab/><text:tab/><text:tab/><text:tab/><text:tab/>howcard = 1;</text:span><text:span text:style-name="T44">//可出牌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{</text:span></text:p>
      <text:p text:style-name="Standard"><text:span text:style-name="T17"><text:tab/><text:tab/><text:tab/><text:tab/><text:tab/>howcard = 2;</text:span><text:span text:style-name="T44">//只能蓋牌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34 &lt;= </text:span><text:span text:style-name="T59">n</text:span><text:span text:style-name="T17"> &amp;&amp; </text:span><text:span text:style-name="T59">n</text:span><text:span text:style-name="T17"> &lt;= 39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== cardtable[1][2]+1) {</text:span></text:p>
      <text:p text:style-name="P25"><text:span text:style-name="T17"><text:tab/><text:tab/><text:tab/><text:tab/><text:tab/>howcard = 1;</text:span><text:span text:style-name="T44">//可出牌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{</text:span></text:p>
      <text:p text:style-name="Standard"><text:span text:style-name="T17"><text:tab/><text:tab/><text:tab/><text:tab/><text:tab/>howcard = 2;</text:span><text:span text:style-name="T44">//只能蓋牌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Standard"><text:span text:style-name="T17"><text:tab/><text:tab/></text:span><text:span text:style-name="T5">else</text:span><text:span text:style-name="T17"> </text:span><text:span text:style-name="T5">if</text:span><text:span text:style-name="T17"> (1 &lt;= </text:span><text:span text:style-name="T59">n</text:span><text:span text:style-name="T17"> &amp;&amp; </text:span><text:span text:style-name="T59">n</text:span><text:span text:style-name="T17"> &lt;= 13) {</text:span><text:span text:style-name="T44">//方塊diamond</text:span></text:p>
      <text:p text:style-name="Standard"><text:span text:style-name="T17"><text:tab/><text:tab/><text:tab/></text:span><text:span text:style-name="T5">if</text:span><text:span text:style-name="T17"> (1 &lt;= </text:span><text:span text:style-name="T59">n</text:span><text:span text:style-name="T17"> &amp;&amp; </text:span><text:span text:style-name="T59">n</text:span><text:span text:style-name="T17"> &lt;= 6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== cardtable[3][3]-1) {</text:span></text:p>
      <text:p text:style-name="P25"><text:span text:style-name="T17"><text:tab/><text:tab/><text:tab/><text:tab/><text:tab/>howcard = 1;</text:span><text:span text:style-name="T44">//可出牌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{</text:span></text:p>
      <text:p text:style-name="Standard"><text:span text:style-name="T17"><text:tab/><text:tab/><text:tab/><text:tab/><text:tab/>howcard = 2;</text:span><text:span text:style-name="T44">//只能蓋牌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oft-page-break/><text:span text:style-name="T17"><text:tab/><text:tab/><text:tab/></text:span><text:span text:style-name="T5">else</text:span><text:span text:style-name="T17"> </text:span><text:span text:style-name="T5">if</text:span><text:span text:style-name="T17"> (8 &lt;= </text:span><text:span text:style-name="T59">n</text:span><text:span text:style-name="T17"> &amp;&amp; </text:span><text:span text:style-name="T59">n</text:span><text:span text:style-name="T17"> &lt;= 13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== cardtable[1][3]+1) {</text:span></text:p>
      <text:p text:style-name="P25"><text:span text:style-name="T17"><text:tab/><text:tab/><text:tab/><text:tab/><text:tab/>howcard = 1;</text:span><text:span text:style-name="T44">//可出牌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{</text:span></text:p>
      <text:p text:style-name="Standard"><text:span text:style-name="T17"><text:tab/><text:tab/><text:tab/><text:tab/><text:tab/>howcard = 2;</text:span><text:span text:style-name="T44">//只能蓋牌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Standard"><text:span text:style-name="T17"><text:tab/><text:tab/></text:span><text:span text:style-name="T5">else</text:span><text:span text:style-name="T17"> </text:span><text:span text:style-name="T5">if</text:span><text:span text:style-name="T17"> (40 &lt;= </text:span><text:span text:style-name="T59">n</text:span><text:span text:style-name="T17"> &amp;&amp; </text:span><text:span text:style-name="T59">n</text:span><text:span text:style-name="T17"> &lt;= 52) {</text:span><text:span text:style-name="T44">//梅花clubs</text:span></text:p>
      <text:p text:style-name="Standard"><text:span text:style-name="T17"><text:tab/><text:tab/><text:tab/></text:span><text:span text:style-name="T5">if</text:span><text:span text:style-name="T17"> (40 &lt;= </text:span><text:span text:style-name="T59">n</text:span><text:span text:style-name="T17"> &amp;&amp; </text:span><text:span text:style-name="T59">n</text:span><text:span text:style-name="T17"> &lt;= 45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== cardtable[3][4]-1) {</text:span></text:p>
      <text:p text:style-name="P25"><text:span text:style-name="T17"><text:tab/><text:tab/><text:tab/><text:tab/><text:tab/>howcard = 1;</text:span><text:span text:style-name="T44">//可出牌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{</text:span></text:p>
      <text:p text:style-name="Standard"><text:span text:style-name="T17"><text:tab/><text:tab/><text:tab/><text:tab/><text:tab/>howcard = 2;</text:span><text:span text:style-name="T44">//只能蓋牌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47 &lt;= </text:span><text:span text:style-name="T59">n</text:span><text:span text:style-name="T17"> &amp;&amp; </text:span><text:span text:style-name="T59">n</text:span><text:span text:style-name="T17"> &lt;= 52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== cardtable[1][4]+1) {</text:span></text:p>
      <text:p text:style-name="P25"><text:span text:style-name="T17"><text:tab/><text:tab/><text:tab/><text:tab/><text:tab/>howcard = 1;</text:span><text:span text:style-name="T44">//可出牌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{</text:span></text:p>
      <text:p text:style-name="Standard"><text:span text:style-name="T17"><text:tab/><text:tab/><text:tab/><text:tab/><text:tab/>howcard = 2;</text:span><text:span text:style-name="T44">//只能蓋牌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Standard"><text:span text:style-name="T17"><text:tab/>}</text:span></text:p>
      <text:p text:style-name="Standard"><text:span text:style-name="T17">}</text:span></text:p>
      <text:p text:style-name="P25"><text:span text:style-name="T5">void</text:span><text:span text:style-name="T17"> </text:span><text:span text:style-name="T21">card</text:span><text:span text:style-name="T17">::cardplayed(</text:span><text:span text:style-name="T5">int</text:span><text:span text:style-name="T17"> </text:span><text:span text:style-name="T59">n</text:span><text:span text:style-name="T17">) {</text:span><text:span text:style-name="T35">//處理要輸出的撲克牌(排七)</text:span></text:p>
      <text:p text:style-name="P25"><text:span text:style-name="T17"><text:tab/></text:span><text:span text:style-name="T5">int</text:span><text:span text:style-name="T17"> num, suit;</text:span><text:span text:style-name="T44">//</text:span><text:span text:style-name="T17">num </text:span><text:span text:style-name="T44">牌數字,</text:span><text:span text:style-name="T17">suit </text:span><text:span text:style-name="T44">牌花色的代碼</text:span></text:p>
      <text:p text:style-name="P25"><text:span text:style-name="T17"><text:tab/></text:span><text:span text:style-name="T5">if</text:span><text:span text:style-name="T17"> (</text:span><text:span text:style-name="T59">n</text:span><text:span text:style-name="T17"> == 7 || </text:span><text:span text:style-name="T59">n</text:span><text:span text:style-name="T17"> == 20 || </text:span><text:span text:style-name="T59">n</text:span><text:span text:style-name="T17"> == 33 || </text:span><text:span text:style-name="T59">n</text:span><text:span text:style-name="T17"> == 46) {</text:span><text:span text:style-name="T35">//若牌號為7，則更改陣列對應位置中的數字</text:span></text:p>
      <text:p text:style-name="Standard"><text:span text:style-name="T17"><text:tab/><text:tab/></text:span><text:span text:style-name="T5">if</text:span><text:span text:style-name="T17"> (</text:span><text:span text:style-name="T59">n</text:span><text:span text:style-name="T17"> == 20) {</text:span></text:p>
      <text:p text:style-name="Standard"><text:span text:style-name="T17"><text:tab/><text:tab/><text:tab/>cardtable[2][1] = 20;</text:span></text:p>
      <text:p text:style-name="Standard"><text:span text:style-name="T17"><text:tab/><text:tab/>}</text:span></text:p>
      <text:p text:style-name="Standard"><text:span text:style-name="T17"><text:tab/><text:tab/></text:span><text:span text:style-name="T5">else</text:span><text:span text:style-name="T17"> </text:span><text:span text:style-name="T5">if</text:span><text:span text:style-name="T17"> (</text:span><text:span text:style-name="T59">n</text:span><text:span text:style-name="T17"> == 33) {</text:span></text:p>
      <text:p text:style-name="Standard"><text:span text:style-name="T17"><text:tab/><text:tab/><text:tab/>cardtable[2][2] = 33;</text:span></text:p>
      <text:p text:style-name="Standard"><text:span text:style-name="T17"><text:tab/><text:tab/>}</text:span></text:p>
      <text:p text:style-name="Standard"><text:span text:style-name="T17"><text:tab/><text:tab/></text:span><text:span text:style-name="T5">else</text:span><text:span text:style-name="T17"> </text:span><text:span text:style-name="T5">if</text:span><text:span text:style-name="T17"> (</text:span><text:span text:style-name="T59">n</text:span><text:span text:style-name="T17"> == 7) {</text:span></text:p>
      <text:p text:style-name="Standard"><text:span text:style-name="T17"><text:tab/><text:tab/><text:tab/>cardtable[2][3] = 7;</text:span></text:p>
      <text:p text:style-name="Standard"><text:span text:style-name="T17"><text:tab/><text:tab/>}</text:span></text:p>
      <text:p text:style-name="Standard"><text:span text:style-name="T17"><text:tab/><text:tab/></text:span><text:span text:style-name="T5">else</text:span><text:span text:style-name="T17"> </text:span><text:span text:style-name="T5">if</text:span><text:span text:style-name="T17"> (</text:span><text:span text:style-name="T59">n</text:span><text:span text:style-name="T17"> == 46) {</text:span></text:p>
      <text:p text:style-name="Standard"><text:span text:style-name="T17"><text:tab/><text:tab/><text:tab/>cardtable[2][4] = 46;</text:span></text:p>
      <text:p text:style-name="Standard"><text:span text:style-name="T17"><text:tab/><text:tab/>}</text:span></text:p>
      <text:p text:style-name="Standard"><text:span text:style-name="T17"><text:tab/>}</text:span></text:p>
      <text:p text:style-name="P25"><text:span text:style-name="T17"><text:tab/></text:span><text:span text:style-name="T5">else</text:span><text:span text:style-name="T17"> {</text:span><text:span text:style-name="T35">//若牌號不為7</text:span></text:p>
      <text:p text:style-name="Standard"><text:span text:style-name="T17"><text:tab/><text:tab/></text:span><text:span text:style-name="T5">if</text:span><text:span text:style-name="T17"> (14 &lt;= </text:span><text:span text:style-name="T59">n</text:span><text:span text:style-name="T17"> &amp;&amp; </text:span><text:span text:style-name="T59">n</text:span><text:span text:style-name="T17"> &lt;= 26) {</text:span><text:span text:style-name="T44">//紅心heart</text:span></text:p>
      <text:p text:style-name="Standard"><text:span text:style-name="T17"><text:tab/><text:tab/><text:tab/></text:span><text:span text:style-name="T5">if</text:span><text:span text:style-name="T17"> (14 &lt;= </text:span><text:span text:style-name="T59">n</text:span><text:span text:style-name="T17"> &amp;&amp; </text:span><text:span text:style-name="T59">n</text:span><text:span text:style-name="T17"> &lt;= 19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&lt; cardtable[3][1]) {</text:span></text:p>
      <text:p text:style-name="Standard"><text:span text:style-name="T17"><text:tab/><text:tab/><text:tab/><text:tab/><text:tab/>cardtable[3][1] = </text:span><text:span text:style-name="T59">n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21 &lt;= </text:span><text:span text:style-name="T59">n</text:span><text:span text:style-name="T17"> &amp;&amp; </text:span><text:span text:style-name="T59">n</text:span><text:span text:style-name="T17"> &lt;= 26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&gt; cardtable[1][1]) {</text:span></text:p>
      <text:p text:style-name="Standard"><text:span text:style-name="T17"><text:tab/><text:tab/><text:tab/><text:tab/><text:tab/>cardtable[1][1] = </text:span><text:span text:style-name="T59">n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Standard"><text:span text:style-name="T17"><text:tab/><text:tab/></text:span><text:span text:style-name="T5">else</text:span><text:span text:style-name="T17"> </text:span><text:span text:style-name="T5">if</text:span><text:span text:style-name="T17"> (27 &lt;= </text:span><text:span text:style-name="T59">n</text:span><text:span text:style-name="T17"> &amp;&amp; </text:span><text:span text:style-name="T59">n</text:span><text:span text:style-name="T17"> &lt;= 39) {</text:span><text:span text:style-name="T44">//黑桃spade</text:span></text:p>
      <text:p text:style-name="Standard"><text:span text:style-name="T17"><text:tab/><text:tab/><text:tab/></text:span><text:span text:style-name="T5">if</text:span><text:span text:style-name="T17"> (27 &lt;= </text:span><text:span text:style-name="T59">n</text:span><text:span text:style-name="T17"> &amp;&amp; </text:span><text:span text:style-name="T59">n</text:span><text:span text:style-name="T17"> &lt;= 32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&lt; cardtable[3][2]) {</text:span></text:p>
      <text:p text:style-name="Standard"><text:span text:style-name="T17"><text:tab/><text:tab/><text:tab/><text:tab/><text:tab/>cardtable[3][2] = </text:span><text:span text:style-name="T59">n</text:span><text:span text:style-name="T17">;</text:span></text:p>
      <text:p text:style-name="Standard"><text:span text:style-name="T17"><text:tab/><text:tab/><text:tab/><text:tab/>}</text:span></text:p>
      <text:p text:style-name="Standard"><text:soft-page-break/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34 &lt;= </text:span><text:span text:style-name="T59">n</text:span><text:span text:style-name="T17"> &amp;&amp; </text:span><text:span text:style-name="T59">n</text:span><text:span text:style-name="T17"> &lt;= 39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&gt; cardtable[1][2]) {</text:span></text:p>
      <text:p text:style-name="Standard"><text:span text:style-name="T17"><text:tab/><text:tab/><text:tab/><text:tab/><text:tab/>cardtable[1][2] = </text:span><text:span text:style-name="T59">n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Standard"><text:span text:style-name="T17"><text:tab/><text:tab/></text:span><text:span text:style-name="T5">else</text:span><text:span text:style-name="T17"> </text:span><text:span text:style-name="T5">if</text:span><text:span text:style-name="T17"> (1 &lt;= </text:span><text:span text:style-name="T59">n</text:span><text:span text:style-name="T17"> &amp;&amp; </text:span><text:span text:style-name="T59">n</text:span><text:span text:style-name="T17"> &lt;= 13) {</text:span><text:span text:style-name="T44">//方塊diamond</text:span></text:p>
      <text:p text:style-name="Standard"><text:span text:style-name="T17"><text:tab/><text:tab/><text:tab/></text:span><text:span text:style-name="T5">if</text:span><text:span text:style-name="T17"> (1 &lt;= </text:span><text:span text:style-name="T59">n</text:span><text:span text:style-name="T17"> &amp;&amp; </text:span><text:span text:style-name="T59">n</text:span><text:span text:style-name="T17"> &lt;= 6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&lt; cardtable[3][3]) {</text:span></text:p>
      <text:p text:style-name="Standard"><text:span text:style-name="T17"><text:tab/><text:tab/><text:tab/><text:tab/><text:tab/>cardtable[3][3] = </text:span><text:span text:style-name="T59">n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8 &lt;= </text:span><text:span text:style-name="T59">n</text:span><text:span text:style-name="T17"> &amp;&amp; </text:span><text:span text:style-name="T59">n</text:span><text:span text:style-name="T17"> &lt;= 13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&gt; cardtable[1][3]) {</text:span></text:p>
      <text:p text:style-name="Standard"><text:span text:style-name="T17"><text:tab/><text:tab/><text:tab/><text:tab/><text:tab/>cardtable[1][3] = </text:span><text:span text:style-name="T59">n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Standard"><text:span text:style-name="T17"><text:tab/><text:tab/></text:span><text:span text:style-name="T5">else</text:span><text:span text:style-name="T17"> </text:span><text:span text:style-name="T5">if</text:span><text:span text:style-name="T17"> (40 &lt;= </text:span><text:span text:style-name="T59">n</text:span><text:span text:style-name="T17"> &amp;&amp; </text:span><text:span text:style-name="T59">n</text:span><text:span text:style-name="T17"> &lt;= 52) {</text:span><text:span text:style-name="T44">//梅花clubs</text:span></text:p>
      <text:p text:style-name="Standard"><text:span text:style-name="T17"><text:tab/><text:tab/><text:tab/></text:span><text:span text:style-name="T5">if</text:span><text:span text:style-name="T17"> (40 &lt;= </text:span><text:span text:style-name="T59">n</text:span><text:span text:style-name="T17"> &amp;&amp; </text:span><text:span text:style-name="T59">n</text:span><text:span text:style-name="T17"> &lt;= 45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&lt; cardtable[3][4]) {</text:span></text:p>
      <text:p text:style-name="Standard"><text:span text:style-name="T17"><text:tab/><text:tab/><text:tab/><text:tab/><text:tab/>cardtable[3][4] = </text:span><text:span text:style-name="T59">n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else</text:span><text:span text:style-name="T17"> </text:span><text:span text:style-name="T5">if</text:span><text:span text:style-name="T17"> (47 &lt;= </text:span><text:span text:style-name="T59">n</text:span><text:span text:style-name="T17"> &amp;&amp; </text:span><text:span text:style-name="T59">n</text:span><text:span text:style-name="T17"> &lt;= 52) {</text:span></text:p>
      <text:p text:style-name="Standard"><text:span text:style-name="T17"><text:tab/><text:tab/><text:tab/><text:tab/></text:span><text:span text:style-name="T5">if</text:span><text:span text:style-name="T17"> (</text:span><text:span text:style-name="T59">n</text:span><text:span text:style-name="T17"> &gt; cardtable[1][4]) {</text:span></text:p>
      <text:p text:style-name="Standard"><text:span text:style-name="T17"><text:tab/><text:tab/><text:tab/><text:tab/><text:tab/>cardtable[1][4] = </text:span><text:span text:style-name="T59">n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Standard"><text:span text:style-name="T17"><text:tab/>}</text:span></text:p>
      <text:p text:style-name="Standard"><text:span text:style-name="T17"><text:tab/>cout </text:span><text:span text:style-name="T62">&lt;&lt;</text:span><text:span text:style-name="T17"> endl;</text:span></text:p>
      <text:p text:style-name="P26"><text:span text:style-name="T17"><text:tab/></text:span><text:span text:style-name="T5">for</text:span><text:span text:style-name="T17"> (</text:span><text:span text:style-name="T5">int</text:span><text:span text:style-name="T17"> i = 0; i &lt; 15; i++) {</text:span><text:span text:style-name="T35">//輸出最上面的撲克牌</text:span></text:p>
      <text:p text:style-name="Standard"><text:span text:style-name="T17"><text:tab/><text:tab/></text:span><text:span text:style-name="T5">for</text:span><text:span text:style-name="T17"> (</text:span><text:span text:style-name="T5">int</text:span><text:span text:style-name="T17"> j = 1; j &lt; 5; j++) {</text:span></text:p>
      <text:p text:style-name="P26"><text:span text:style-name="T17"><text:tab/><text:tab/><text:tab/>suit = cardtable[1][j] / 13 + 1;</text:span><text:span text:style-name="T44">//計算該牌的花色代碼，並存入</text:span><text:span text:style-name="T17">suit </text:span><text:span text:style-name="T44">中</text:span><text:span text:style-name="T17"> </text:span></text:p>
      <text:p text:style-name="P26"><text:span text:style-name="T17"><text:tab/><text:tab/><text:tab/>num = cardtable[1][j] % 13;</text:span><text:span text:style-name="T44">//計算該牌的號碼，並存入 </text:span><text:span text:style-name="T17">num </text:span><text:span text:style-name="T44">中</text:span></text:p>
      <text:p text:style-name="P26"><text:span text:style-name="T17"><text:tab/><text:tab/><text:tab/></text:span><text:span text:style-name="T5">if</text:span><text:span text:style-name="T17"> (num == 0) {</text:span><text:span text:style-name="T44">//</text:span><text:span text:style-name="T47">13需要特別處理</text:span></text:p>
      <text:p text:style-name="Standard"><text:span text:style-name="T17"><text:tab/><text:tab/><text:tab/><text:tab/>suit--;</text:span></text:p>
      <text:p text:style-name="Standard"><text:span text:style-name="T17"><text:tab/><text:tab/><text:tab/><text:tab/>num = 13;</text:span></text:p>
      <text:p text:style-name="Standard"><text:span text:style-name="T17"><text:tab/><text:tab/><text:tab/>}</text:span></text:p>
      <text:p text:style-name="P26"><text:span text:style-name="T17"><text:tab/><text:tab/><text:tab/></text:span><text:span text:style-name="T5">if</text:span><text:span text:style-name="T17"> (num != 7) {</text:span><text:span text:style-name="T44">//如果牌號</text:span><text:span text:style-name="T47">不</text:span><text:span text:style-name="T44">為7(有人出了牌在此位置)</text:span></text:p>
      <text:p text:style-name="Standard"><text:span text:style-name="T17"><text:tab/><text:tab/><text:tab/><text:tab/></text:span><text:span text:style-name="T5">if</text:span><text:span text:style-name="T17"> (i == 0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249);</text:span><text:span text:style-name="T44">//白底字藍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<text:s text:c="18"/>"</text:span><text:span text:style-name="T17">;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</text:span><text:span text:style-name="T5">if</text:span><text:span text:style-name="T17"> (i == 1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249);</text:span><text:span text:style-name="T44">//白底字藍</text:span></text:p>
      <text:p text:style-name="Standard"><text:span text:style-name="T17"><text:tab/><text:tab/><text:tab/><text:tab/><text:tab/></text:span><text:span text:style-name="T5">if</text:span><text:span text:style-name="T17"> (num == 1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A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2 &lt;= num &amp;&amp; num &lt;= 9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"</text:span><text:span text:style-name="T17"> </text:span><text:span text:style-name="T62">&lt;&lt;</text:span><text:span text:style-name="T17"> num </text:span><text:span text:style-name="T62">&lt;&lt;</text:span><text:span text:style-name="T17"> </text:span><text:span text:style-name="T64">"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0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"</text:span><text:span text:style-name="T17"> </text:span><text:span text:style-name="T62">&lt;&lt;</text:span><text:span text:style-name="T17"> num </text:span><text:span text:style-name="T62">&lt;&lt;</text:span><text:span text:style-name="T17"> </text:span><text:span text:style-name="T64">" <text:s text:c="14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1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J <text:s text:c="15"/>"</text:span><text:span text:style-name="T17">;</text:span></text:p>
      <text:p text:style-name="Standard"><text:soft-page-break/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2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Q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3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K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</text:span><text:span text:style-name="T5">if</text:span><text:span text:style-name="T17"> (2 &lt;= i &amp;&amp; i &lt;= 12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P26"><text:span text:style-name="T17"><text:tab/><text:tab/><text:tab/><text:tab/><text:tab/>typeone(suit);</text:span><text:span text:style-name="T42">//將轉換</text:span><text:span text:style-name="T14">suit</text:span><text:span text:style-name="T42">成對應花色的圖案，並存入 </text:span><text:span text:style-name="T14">cardpicone</text:span><text:span text:style-name="T42">陣列中</text:span></text:p>
      <text:p text:style-name="Standard"><text:span text:style-name="T17"><text:tab/><text:tab/><text:tab/><text:tab/><text:tab/></text:span><text:span text:style-name="T5">if</text:span><text:span text:style-name="T17"> (suit == 1 || suit == 2) {</text:span></text:p>
      <text:p text:style-name="Standard"><text:span text:style-name="T17"><text:tab/><text:tab/><text:tab/><text:tab/><text:tab/><text:tab/>setcolor(252);</text:span><text:span text:style-name="T44">//白底字紅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suit == 3 || suit == 4 ) {</text:span></text:p>
      <text:p text:style-name="Standard"><text:span text:style-name="T17"><text:tab/><text:tab/><text:tab/><text:tab/><text:tab/><text:tab/>setcolor(240);</text:span><text:span text:style-name="T44">//白底字黑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</text:span><text:span text:style-name="T5">for</text:span><text:span text:style-name="T17"> (</text:span><text:span text:style-name="T5">int</text:span><text:span text:style-name="T17"> k = 0; k &lt;= 16; k++) {</text:span></text:p>
      <text:p text:style-name="Standard"><text:span text:style-name="T17"><text:tab/><text:tab/><text:tab/><text:tab/><text:tab/><text:tab/>cout </text:span><text:span text:style-name="T62">&lt;&lt;</text:span><text:span text:style-name="T17"> cardpicone[i-2][k]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 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</text:span><text:span text:style-name="T5">if</text:span><text:span text:style-name="T17"> (i == 13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249);</text:span><text:span text:style-name="T44">//白底字藍</text:span></text:p>
      <text:p text:style-name="Standard"><text:span text:style-name="T17"><text:tab/><text:tab/><text:tab/><text:tab/><text:tab/></text:span><text:span text:style-name="T5">if</text:span><text:span text:style-name="T17"> (num == 1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A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2 &lt;= num &amp;&amp; num &lt;= 9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"</text:span><text:span text:style-name="T17"> </text:span><text:span text:style-name="T62">&lt;&lt;</text:span><text:span text:style-name="T17"> num </text:span><text:span text:style-name="T62">&lt;&lt;</text:span><text:span text:style-name="T17"> </text:span><text:span text:style-name="T64">"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0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4"/>"</text:span><text:span text:style-name="T17"> </text:span><text:span text:style-name="T62">&lt;&lt;</text:span><text:span text:style-name="T17"> num </text:span><text:span text:style-name="T62">&lt;&lt;</text:span><text:span text:style-name="T17"> </text:span><text:span text:style-name="T64">"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1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J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2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Q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3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K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if</text:span><text:span text:style-name="T17"> (i == 14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249);</text:span><text:span text:style-name="T44">//白底字藍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<text:s text:c="18"/>"</text:span><text:span text:style-name="T17"> ;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P26"><text:span text:style-name="T17"><text:tab/><text:tab/><text:tab/></text:span><text:span text:style-name="T5">if</text:span><text:span text:style-name="T17"> (num == 7) {</text:span><text:span text:style-name="T44">//如果牌號為7(還沒有人在此位置出牌)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P26"><text:span text:style-name="T17"><text:tab/><text:tab/><text:tab/><text:tab/>cout </text:span><text:span text:style-name="T62">&lt;&lt;</text:span><text:span text:style-name="T17"> </text:span><text:span text:style-name="T64">"###################"</text:span><text:span text:style-name="T17">;</text:span><text:span text:style-name="T44">//還沒有牌的意思</text:span></text:p>
      <text:p text:style-name="Standard"><text:soft-page-break/><text:span text:style-name="T17"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Standard"><text:span text:style-name="T17"><text:tab/><text:tab/>cout </text:span><text:span text:style-name="T62">&lt;&lt;</text:span><text:span text:style-name="T17"> endl;</text:span></text:p>
      <text:p text:style-name="Standard"><text:span text:style-name="T17"><text:tab/>}</text:span></text:p>
      <text:p text:style-name="Standard"><text:span text:style-name="T17"><text:tab/>cout </text:span><text:span text:style-name="T62">&lt;&lt;</text:span><text:span text:style-name="T17"> endl;</text:span></text:p>
      <text:p text:style-name="P26"><text:span text:style-name="T17"><text:tab/></text:span><text:span text:style-name="T5">for</text:span><text:span text:style-name="T17"> (</text:span><text:span text:style-name="T5">int</text:span><text:span text:style-name="T17"> i = 0; i &lt; 15; i++) {</text:span><text:span text:style-name="T35">//輸出中間的撲克牌</text:span></text:p>
      <text:p text:style-name="Standard"><text:span text:style-name="T17"><text:tab/><text:tab/></text:span><text:span text:style-name="T5">for</text:span><text:span text:style-name="T17"> (</text:span><text:span text:style-name="T5">int</text:span><text:span text:style-name="T17"> j = 1; j &lt; 5; j++) {</text:span></text:p>
      <text:p text:style-name="P27"><text:span text:style-name="T17"><text:tab/><text:tab/><text:tab/>suit = cardtable[2][j] / 13 + 1;</text:span><text:span text:style-name="T44">//計算該牌的花色代碼，並存入</text:span><text:span text:style-name="T17">suit </text:span><text:span text:style-name="T44">中</text:span><text:span text:style-name="T17"> </text:span></text:p>
      <text:p text:style-name="Standard"><text:span text:style-name="T17"><text:tab/><text:tab/><text:tab/>num = cardtable[2][j] % 13;</text:span><text:span text:style-name="T44">//計算該牌的號碼，並存入 </text:span><text:span text:style-name="T17">num </text:span><text:span text:style-name="T44">中</text:span></text:p>
      <text:p text:style-name="Standard"><text:span text:style-name="T17"><text:tab/><text:tab/><text:tab/></text:span><text:span text:style-name="T5">if</text:span><text:span text:style-name="T17"> (num == 0) {</text:span></text:p>
      <text:p text:style-name="Standard"><text:span text:style-name="T17"><text:tab/><text:tab/><text:tab/><text:tab/>suit--;</text:span></text:p>
      <text:p text:style-name="Standard"><text:span text:style-name="T17"><text:tab/><text:tab/><text:tab/><text:tab/>num = 13;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if</text:span><text:span text:style-name="T17"> (num == 7) {</text:span></text:p>
      <text:p text:style-name="Standard"><text:span text:style-name="T17"><text:tab/><text:tab/><text:tab/><text:tab/></text:span><text:span text:style-name="T5">if</text:span><text:span text:style-name="T17"> (i == 0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249);</text:span><text:span text:style-name="T44">//白底字藍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<text:s text:c="18"/>"</text:span><text:span text:style-name="T17">;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</text:span><text:span text:style-name="T5">if</text:span><text:span text:style-name="T17"> (i == 1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249);</text:span><text:span text:style-name="T44">//白底字藍</text:span></text:p>
      <text:p text:style-name="Standard"><text:span text:style-name="T17"><text:tab/><text:tab/><text:tab/><text:tab/><text:tab/></text:span><text:span text:style-name="T5">if</text:span><text:span text:style-name="T17"> (num == 1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A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2 &lt;= num &amp;&amp; num &lt;= 9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"</text:span><text:span text:style-name="T17"> </text:span><text:span text:style-name="T62">&lt;&lt;</text:span><text:span text:style-name="T17"> num </text:span><text:span text:style-name="T62">&lt;&lt;</text:span><text:span text:style-name="T17"> </text:span><text:span text:style-name="T64">"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0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"</text:span><text:span text:style-name="T17"> </text:span><text:span text:style-name="T62">&lt;&lt;</text:span><text:span text:style-name="T17"> num </text:span><text:span text:style-name="T62">&lt;&lt;</text:span><text:span text:style-name="T17"> </text:span><text:span text:style-name="T64">" <text:s text:c="14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1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J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2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Q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3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K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</text:span><text:span text:style-name="T5">if</text:span><text:span text:style-name="T17"> (2 &lt;= i &amp;&amp; i &lt;= 12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P27"><text:span text:style-name="T17"><text:tab/><text:tab/><text:tab/><text:tab/><text:tab/>typeone(suit);</text:span><text:span text:style-name="T42">//將轉換</text:span><text:span text:style-name="T14">suit</text:span><text:span text:style-name="T42">成對應花色的圖案，並存入 </text:span><text:span text:style-name="T14">cardpicone</text:span><text:span text:style-name="T42">陣列中</text:span></text:p>
      <text:p text:style-name="Standard"><text:span text:style-name="T17"><text:tab/><text:tab/><text:tab/><text:tab/><text:tab/></text:span><text:span text:style-name="T5">if</text:span><text:span text:style-name="T17"> (suit == 1 || suit == 2) {</text:span></text:p>
      <text:p text:style-name="Standard"><text:span text:style-name="T17"><text:tab/><text:tab/><text:tab/><text:tab/><text:tab/><text:tab/>setcolor(252);</text:span><text:span text:style-name="T44">//白底字紅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suit == 3 || suit == 4) {</text:span></text:p>
      <text:p text:style-name="Standard"><text:span text:style-name="T17"><text:tab/><text:tab/><text:tab/><text:tab/><text:tab/><text:tab/>setcolor(240);</text:span><text:span text:style-name="T44">//白底字黑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</text:span><text:span text:style-name="T5">for</text:span><text:span text:style-name="T17"> (</text:span><text:span text:style-name="T5">int</text:span><text:span text:style-name="T17"> k = 0; k &lt;= 16; k++) {</text:span></text:p>
      <text:p text:style-name="Standard"><text:span text:style-name="T17"><text:tab/><text:tab/><text:tab/><text:tab/><text:tab/><text:tab/>cout </text:span><text:span text:style-name="T62">&lt;&lt;</text:span><text:span text:style-name="T17"> cardpicone[i - 2][k]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oft-page-break/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</text:span><text:span text:style-name="T5">if</text:span><text:span text:style-name="T17"> (i == 13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249);</text:span><text:span text:style-name="T44">//白底字藍</text:span></text:p>
      <text:p text:style-name="Standard"><text:span text:style-name="T17"><text:tab/><text:tab/><text:tab/><text:tab/><text:tab/></text:span><text:span text:style-name="T5">if</text:span><text:span text:style-name="T17"> (num == 1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A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2 &lt;= num &amp;&amp; num &lt;= 9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"</text:span><text:span text:style-name="T17"> </text:span><text:span text:style-name="T62">&lt;&lt;</text:span><text:span text:style-name="T17"> num </text:span><text:span text:style-name="T62">&lt;&lt;</text:span><text:span text:style-name="T17"> </text:span><text:span text:style-name="T64">"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0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4"/>"</text:span><text:span text:style-name="T17"> </text:span><text:span text:style-name="T62">&lt;&lt;</text:span><text:span text:style-name="T17"> num </text:span><text:span text:style-name="T62">&lt;&lt;</text:span><text:span text:style-name="T17"> </text:span><text:span text:style-name="T64">"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1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J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2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Q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3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K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if</text:span><text:span text:style-name="T17"> (i == 14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249);</text:span><text:span text:style-name="T44">//白底字藍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<text:s text:c="18"/>"</text:span><text:span text:style-name="T17">;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P27"><text:span text:style-name="T17"><text:tab/><text:tab/><text:tab/></text:span><text:span text:style-name="T5">if</text:span><text:span text:style-name="T17"> (num != 7) {</text:span><text:span text:style-name="T44">//如果牌號不為7(還沒有人在此位置出牌)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###################"</text:span><text:span text:style-name="T17">;</text:span><text:span text:style-name="T44">//還沒有牌的意思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Standard"><text:span text:style-name="T17"><text:tab/><text:tab/>cout </text:span><text:span text:style-name="T62">&lt;&lt;</text:span><text:span text:style-name="T17"> endl;</text:span></text:p>
      <text:p text:style-name="Standard"><text:span text:style-name="T17"><text:tab/>}</text:span></text:p>
      <text:p text:style-name="Standard"><text:span text:style-name="T17"><text:tab/>cout </text:span><text:span text:style-name="T62">&lt;&lt;</text:span><text:span text:style-name="T17"> endl;</text:span></text:p>
      <text:p text:style-name="P27"><text:span text:style-name="T17"><text:tab/></text:span><text:span text:style-name="T5">for</text:span><text:span text:style-name="T17"> (</text:span><text:span text:style-name="T5">int</text:span><text:span text:style-name="T17"> i = 0; i &lt; 15; i++) {</text:span><text:span text:style-name="T35">//輸出最下面的撲克牌</text:span></text:p>
      <text:p text:style-name="Standard"><text:span text:style-name="T17"><text:tab/><text:tab/></text:span><text:span text:style-name="T5">for</text:span><text:span text:style-name="T17"> (</text:span><text:span text:style-name="T5">int</text:span><text:span text:style-name="T17"> j = 1; j &lt; 5; j++) {</text:span></text:p>
      <text:p text:style-name="P27"><text:span text:style-name="T17"><text:tab/><text:tab/><text:tab/>suit = cardtable[3][j] / 13 + 1;</text:span><text:span text:style-name="T44">//計算該牌的花色代碼，並存入</text:span><text:span text:style-name="T17">suit </text:span><text:span text:style-name="T44">中</text:span></text:p>
      <text:p text:style-name="Standard"><text:span text:style-name="T17"><text:tab/><text:tab/><text:tab/>num = cardtable[3][j] % 13;</text:span><text:span text:style-name="T44">//計算該牌的號碼，並存入 </text:span><text:span text:style-name="T17">num </text:span><text:span text:style-name="T44">中</text:span></text:p>
      <text:p text:style-name="Standard"><text:span text:style-name="T17"><text:tab/><text:tab/><text:tab/></text:span><text:span text:style-name="T5">if</text:span><text:span text:style-name="T17"> (num == 0) {</text:span></text:p>
      <text:p text:style-name="Standard"><text:span text:style-name="T17"><text:tab/><text:tab/><text:tab/><text:tab/>suit--;</text:span></text:p>
      <text:p text:style-name="Standard"><text:span text:style-name="T17"><text:tab/><text:tab/><text:tab/><text:tab/>num = 13;</text:span></text:p>
      <text:p text:style-name="Standard"><text:span text:style-name="T17"><text:tab/><text:tab/><text:tab/>}</text:span></text:p>
      <text:p text:style-name="Standard"><text:span text:style-name="T17"><text:tab/><text:tab/><text:tab/></text:span><text:span text:style-name="T5">if</text:span><text:span text:style-name="T17"> (num != 7) {</text:span></text:p>
      <text:p text:style-name="Standard"><text:span text:style-name="T17"><text:tab/><text:tab/><text:tab/><text:tab/></text:span><text:span text:style-name="T5">if</text:span><text:span text:style-name="T17"> (i == 0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249);</text:span><text:span text:style-name="T44">//白底字藍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<text:s text:c="18"/>"</text:span><text:span text:style-name="T17">;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</text:span><text:span text:style-name="T5">if</text:span><text:span text:style-name="T17"> (i == 1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249);</text:span><text:span text:style-name="T44">//白底字藍</text:span></text:p>
      <text:p text:style-name="Standard"><text:span text:style-name="T17"><text:tab/><text:tab/><text:tab/><text:tab/><text:tab/></text:span><text:span text:style-name="T5">if</text:span><text:span text:style-name="T17"> (num == 1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A <text:s text:c="15"/>"</text:span><text:span text:style-name="T17">;</text:span></text:p>
      <text:p text:style-name="Standard"><text:soft-page-break/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2 &lt;= num &amp;&amp; num &lt;= 9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"</text:span><text:span text:style-name="T17"> </text:span><text:span text:style-name="T62">&lt;&lt;</text:span><text:span text:style-name="T17"> num </text:span><text:span text:style-name="T62">&lt;&lt;</text:span><text:span text:style-name="T17"> </text:span><text:span text:style-name="T64">"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0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"</text:span><text:span text:style-name="T17"> </text:span><text:span text:style-name="T62">&lt;&lt;</text:span><text:span text:style-name="T17"> num </text:span><text:span text:style-name="T62">&lt;&lt;</text:span><text:span text:style-name="T17"> </text:span><text:span text:style-name="T64">" <text:s text:c="14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1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J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2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Q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3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/>K <text:s text:c="15"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</text:span><text:span text:style-name="T5">if</text:span><text:span text:style-name="T17"> (2 &lt;= i &amp;&amp; i &lt;= 12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P27"><text:span text:style-name="T17"><text:tab/><text:tab/><text:tab/><text:tab/><text:tab/>typeone(suit);</text:span><text:span text:style-name="T42">//將轉換</text:span><text:span text:style-name="T14">suit</text:span><text:span text:style-name="T42">成對應花色的圖案，並存入 </text:span><text:span text:style-name="T14">cardpicone</text:span><text:span text:style-name="T42">陣列中</text:span></text:p>
      <text:p text:style-name="Standard"><text:span text:style-name="T17"><text:tab/><text:tab/><text:tab/><text:tab/><text:tab/></text:span><text:span text:style-name="T5">if</text:span><text:span text:style-name="T17"> (suit == 1 || suit == 2) {</text:span></text:p>
      <text:p text:style-name="Standard"><text:span text:style-name="T17"><text:tab/><text:tab/><text:tab/><text:tab/><text:tab/><text:tab/>setcolor(252);</text:span><text:span text:style-name="T44">//白底字紅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suit == 3 || suit == 4) {</text:span></text:p>
      <text:p text:style-name="Standard"><text:span text:style-name="T17"><text:tab/><text:tab/><text:tab/><text:tab/><text:tab/><text:tab/>setcolor(240);</text:span><text:span text:style-name="T44">//白底字黑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</text:span><text:span text:style-name="T5">for</text:span><text:span text:style-name="T17"> (</text:span><text:span text:style-name="T5">int</text:span><text:span text:style-name="T17"> k = 0; k &lt;= 16; k++) {</text:span></text:p>
      <text:p text:style-name="Standard"><text:span text:style-name="T17"><text:tab/><text:tab/><text:tab/><text:tab/><text:tab/><text:tab/>cout </text:span><text:span text:style-name="T62">&lt;&lt;</text:span><text:span text:style-name="T17"> cardpicone[i - 2][k]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else</text:span><text:span text:style-name="T17"> </text:span><text:span text:style-name="T5">if</text:span><text:span text:style-name="T17"> (i == 13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<text:tab/>setcolor(249);</text:span><text:span text:style-name="T44">//白底字藍</text:span></text:p>
      <text:p text:style-name="Standard"><text:span text:style-name="T17"><text:tab/><text:tab/><text:tab/><text:tab/><text:tab/></text:span><text:span text:style-name="T5">if</text:span><text:span text:style-name="T17"> (num == 1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A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2 &lt;= num &amp;&amp; num &lt;= 9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"</text:span><text:span text:style-name="T17"> </text:span><text:span text:style-name="T62">&lt;&lt;</text:span><text:span text:style-name="T17"> num </text:span><text:span text:style-name="T62">&lt;&lt;</text:span><text:span text:style-name="T17"> </text:span><text:span text:style-name="T64">"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0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4"/>"</text:span><text:span text:style-name="T17"> </text:span><text:span text:style-name="T62">&lt;&lt;</text:span><text:span text:style-name="T17"> num </text:span><text:span text:style-name="T62">&lt;&lt;</text:span><text:span text:style-name="T17"> </text:span><text:span text:style-name="T64">"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1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J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2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Q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</text:span><text:span text:style-name="T5">else</text:span><text:span text:style-name="T17"> </text:span><text:span text:style-name="T5">if</text:span><text:span text:style-name="T17"> (num == 13) {</text:span></text:p>
      <text:p text:style-name="Standard"><text:span text:style-name="T17"><text:tab/><text:tab/><text:tab/><text:tab/><text:tab/><text:tab/>cout </text:span><text:span text:style-name="T62">&lt;&lt;</text:span><text:span text:style-name="T17"> </text:span><text:span text:style-name="T64">" <text:s text:c="15"/>K <text:s/>"</text:span><text:span text:style-name="T17">;</text:span></text:p>
      <text:p text:style-name="Standard"><text:span text:style-name="T17"><text:tab/><text:tab/><text:tab/><text:tab/><text:tab/>}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<text:tab/></text:span><text:span text:style-name="T5">if</text:span><text:span text:style-name="T17"> (i == 14) {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oft-page-break/><text:span text:style-name="T17"><text:tab/><text:tab/><text:tab/><text:tab/><text:tab/>setcolor(249);</text:span><text:span text:style-name="T44">//白底字藍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<text:s text:c="18"/>"</text:span><text:span text:style-name="T17">;</text:span></text:p>
      <text:p text:style-name="Standard"><text:span text:style-name="T17"><text:tab/><text:tab/><text:tab/><text:tab/><text:tab/>setcolor(7);</text:span><text:span text:style-name="T44">//黑底字白</text:span></text:p>
      <text:p text:style-name="Standard"><text:span text:style-name="T17"><text:tab/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}</text:span></text:p>
      <text:p text:style-name="Standard"><text:span text:style-name="T17"><text:tab/><text:tab/><text:tab/>}</text:span></text:p>
      <text:p text:style-name="P27"><text:span text:style-name="T17"><text:tab/><text:tab/><text:tab/></text:span><text:span text:style-name="T5">if</text:span><text:span text:style-name="T17"> (num == 7) {</text:span><text:span text:style-name="T44">//如果牌號為7(還沒有人在此位置出牌)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###################"</text:span><text:span text:style-name="T17">;</text:span><text:span text:style-name="T44">//還沒有牌的意思</text:span></text:p>
      <text:p text:style-name="Standard"><text:span text:style-name="T17"><text:tab/><text:tab/><text:tab/><text:tab/>cout </text:span><text:span text:style-name="T62">&lt;&lt;</text:span><text:span text:style-name="T17"> </text:span><text:span text:style-name="T64">" "</text:span><text:span text:style-name="T17">;</text:span></text:p>
      <text:p text:style-name="Standard"><text:span text:style-name="T17"><text:tab/><text:tab/><text:tab/>}</text:span></text:p>
      <text:p text:style-name="Standard"><text:span text:style-name="T17"><text:tab/><text:tab/>}</text:span></text:p>
      <text:p text:style-name="Standard"><text:span text:style-name="T17"><text:tab/><text:tab/>cout </text:span><text:span text:style-name="T62">&lt;&lt;</text:span><text:span text:style-name="T17"> endl;</text:span></text:p>
      <text:p text:style-name="Standard"><text:span text:style-name="T17"><text:tab/>}</text:span></text:p>
      <text:p text:style-name="Standard"><text:span text:style-name="T17"><text:tab/>cout </text:span><text:span text:style-name="T62">&lt;&lt;</text:span><text:span text:style-name="T17"> endl;</text:span></text:p>
      <text:p text:style-name="P4"><text:span text:style-name="T68">}</text:span></text:p>
      <text:p text:style-name="P4"/>
      <text:p text:style-name="P4"/>
      <text:p text:style-name="P19">第三個為主程式，負責處理使用者輸入、呼叫class、輸出答案</text:p>
      <text:p text:style-name="P5"><text:span text:style-name="T7"><text:tab/>int</text:span><text:span text:style-name="T67"> i;</text:span><text:span text:style-name="T50">//</text:span><text:span text:style-name="T67">i </text:span><text:span text:style-name="T50">負責讓程式重複執行</text:span></text:p>
      <text:p text:style-name="P1"><text:tab/>i = 1;</text:p>
      <text:p text:style-name="Standard"><text:span text:style-name="T9"><text:tab/></text:span><text:span text:style-name="T20">card</text:span><text:span text:style-name="T9"> card1;</text:span></text:p>
      <text:p text:style-name="P12"><text:span text:style-name="T9"><text:tab/>card1.cardinorder();</text:span><text:span text:style-name="T24">//將牌照順序排</text:span></text:p>
      <text:p text:style-name="Standard"><text:span text:style-name="T9"><text:tab/></text:span><text:span text:style-name="T2">while</text:span><text:span text:style-name="T9"> (i = 1) {</text:span></text:p>
      <text:p text:style-name="P12"><text:span text:style-name="T9"><text:tab/><text:tab/></text:span><text:span text:style-name="T2">int</text:span><text:span text:style-name="T9"> mode, dif;</text:span><text:span text:style-name="T27">//</text:span><text:span text:style-name="T11">mode</text:span><text:span text:style-name="T27">為使用者所選擇的模式, </text:span><text:span text:style-name="T11">dif</text:span><text:span text:style-name="T27">為使用者所選擇的難度</text:span></text:p>
      <text:p text:style-name="P12"><text:span text:style-name="T9"><text:tab/><text:tab/>cout</text:span><text:span text:style-name="T61">&lt;&lt;</text:span><text:span text:style-name="T63">"Enter the number of what you want to do : "</text:span><text:span text:style-name="T9"> </text:span><text:span text:style-name="T61">&lt;&lt;</text:span><text:span text:style-name="T9"> endl </text:span><text:span text:style-name="T61">&lt;&lt;</text:span><text:span text:style-name="T9"> </text:span><text:span text:style-name="T63">"(1:Start the game. 0 : End this program.)"</text:span><text:span text:style-name="T61">&lt;&lt;</text:span><text:span text:style-name="T9"> endl;</text:span><text:span text:style-name="T27">//說明程式使用方法</text:span></text:p>
      <text:p text:style-name="P12"><text:span text:style-name="T9"><text:tab/><text:tab/>cin </text:span><text:span text:style-name="T61">&gt;&gt;</text:span><text:span text:style-name="T9"> mode;</text:span><text:span text:style-name="T27">//將使用者輸入的模式放入 </text:span><text:span text:style-name="T11"><text:s/>mode</text:span></text:p>
      <text:p text:style-name="P12"><text:span text:style-name="T9"><text:tab/><text:tab/>cout </text:span><text:span text:style-name="T61">&lt;&lt;</text:span><text:span text:style-name="T9"> </text:span><text:span text:style-name="T63">"Choose the difficulty.(1:Easy <text:s/>2:???)"</text:span><text:span text:style-name="T9"> </text:span><text:span text:style-name="T61">&lt;&lt;</text:span><text:span text:style-name="T9"> endl;</text:span><text:span text:style-name="T27">//說明程式使用方法</text:span></text:p>
      <text:p text:style-name="P12"><text:span text:style-name="T9"><text:tab/><text:tab/>cin </text:span><text:span text:style-name="T61">&gt;&gt;</text:span><text:span text:style-name="T9"> dif;</text:span><text:span text:style-name="T27">//將使用者的難度輸入放入 </text:span><text:span text:style-name="T11"><text:s text:c="2"/>dif</text:span></text:p>
      <text:p text:style-name="P12"><text:span text:style-name="T9"><text:tab/><text:tab/></text:span><text:span text:style-name="T2">if</text:span><text:span text:style-name="T9"> (1 &gt; dif || dif &gt; 2) {</text:span><text:span text:style-name="T27">//若是使用者輸入不再規定範圍將提醒，並重置程式</text:span></text:p>
      <text:p text:style-name="Standard"><text:span text:style-name="T9"><text:tab/><text:tab/><text:tab/>cout </text:span><text:span text:style-name="T61">&lt;&lt;</text:span><text:span text:style-name="T9"> </text:span><text:span text:style-name="T63">"Wrong enter."</text:span><text:span text:style-name="T9"> </text:span><text:span text:style-name="T61">&lt;&lt;</text:span><text:span text:style-name="T9"> endl </text:span><text:span text:style-name="T61">&lt;&lt;</text:span><text:span text:style-name="T9"> endl;</text:span></text:p>
      <text:p text:style-name="Standard"><text:span text:style-name="T9"><text:tab/><text:tab/><text:tab/></text:span><text:span text:style-name="T2">continue</text:span><text:span text:style-name="T9">;</text:span></text:p>
      <text:p text:style-name="P1"><text:tab/><text:tab/>}</text:p>
      <text:p text:style-name="P12"><text:span text:style-name="T9"><text:tab/><text:tab/></text:span><text:span text:style-name="T2">if</text:span><text:span text:style-name="T9"> (0 &gt; mode || mode &gt; 1) {</text:span><text:span text:style-name="T27">//若是使用者輸入不再規定範圍將提醒，並重置程式</text:span></text:p>
      <text:p text:style-name="Standard"><text:span text:style-name="T9"><text:tab/><text:tab/><text:tab/>cout </text:span><text:span text:style-name="T61">&lt;&lt;</text:span><text:span text:style-name="T9"> </text:span><text:span text:style-name="T63">"Wrong enter."</text:span><text:span text:style-name="T9"> </text:span><text:span text:style-name="T61">&lt;&lt;</text:span><text:span text:style-name="T9"> endl </text:span><text:span text:style-name="T61">&lt;&lt;</text:span><text:span text:style-name="T9"> endl;</text:span></text:p>
      <text:p text:style-name="Standard"><text:span text:style-name="T9"><text:tab/><text:tab/><text:tab/></text:span><text:span text:style-name="T2">continue</text:span><text:span text:style-name="T9">;</text:span></text:p>
      <text:p text:style-name="P1"><text:tab/><text:tab/>}</text:p>
      <text:p text:style-name="P12"><text:span text:style-name="T9"><text:tab/><text:tab/></text:span><text:span text:style-name="T2">if</text:span><text:span text:style-name="T9"> (mode == 0) {</text:span><text:span text:style-name="T27">//如果</text:span><text:span text:style-name="T11">mode </text:span><text:span text:style-name="T27">為0，則結束此程式</text:span></text:p>
      <text:p text:style-name="P1"><text:tab/><text:tab/><text:tab/>i = 0;</text:p>
      <text:p text:style-name="Standard"><text:span text:style-name="T9"><text:tab/><text:tab/><text:tab/></text:span><text:span text:style-name="T2">break</text:span><text:span text:style-name="T9">;</text:span></text:p>
      <text:p text:style-name="P1"><text:tab/><text:tab/>}</text:p>
      <text:p text:style-name="P12"><text:span text:style-name="T9"><text:tab/><text:tab/></text:span><text:span text:style-name="T2">else</text:span><text:span text:style-name="T9"> </text:span><text:span text:style-name="T2">if</text:span><text:span text:style-name="T9"> (mode == 1) {</text:span><text:span text:style-name="T27">//如果</text:span><text:span text:style-name="T11">mode </text:span><text:span text:style-name="T27">為</text:span><text:span text:style-name="T33">1</text:span><text:span text:style-name="T27">，則開始遊戲</text:span></text:p>
      <text:p text:style-name="P12"><text:span text:style-name="T9"><text:tab/><text:tab/><text:tab/>card1.randomcard(52);</text:span><text:span text:style-name="T27">//洗牌</text:span></text:p>
      <text:p text:style-name="P12"><text:span text:style-name="T9"><text:tab/><text:tab/><text:tab/>cout </text:span><text:span text:style-name="T61">&lt;&lt;</text:span><text:span text:style-name="T9"> endl </text:span><text:span text:style-name="T61">&lt;&lt;</text:span><text:span text:style-name="T9"> </text:span><text:span text:style-name="T63">"Game rule : "</text:span><text:span text:style-name="T9"> </text:span><text:span text:style-name="T61">&lt;&lt;</text:span><text:span text:style-name="T9"> endl;</text:span><text:span text:style-name="T27">//說明排七遊戲規則</text:span></text:p>
      <text:p text:style-name="Standard"><text:span text:style-name="T9"><text:tab/><text:tab/><text:tab/>cout </text:span><text:span text:style-name="T61">&lt;&lt;</text:span><text:span text:style-name="T9"> </text:span><text:span text:style-name="T63">"1.玩家擁有spade7者必須先出，擁有（其餘heart7、diamond7、club7）者必須接續出牌，如手中沒有任何一張7可以直接開始接7，遊戲過程中玩家須維持輪流出牌。"</text:span><text:span text:style-name="T9"> </text:span><text:span text:style-name="T61">&lt;&lt;</text:span><text:span text:style-name="T9"> endl;</text:span></text:p>
      <text:p text:style-name="Standard"><text:span text:style-name="T9"><text:tab/><text:tab/><text:tab/>cout </text:span><text:span text:style-name="T61">&lt;&lt;</text:span><text:span text:style-name="T9"> </text:span><text:span text:style-name="T63">"2.出牌方式必須接續同花色且依照數字順序（往上由7至K，往下由6至A）。"</text:span><text:span text:style-name="T9"> </text:span><text:span text:style-name="T61">&lt;&lt;</text:span><text:span text:style-name="T9"> endl;</text:span></text:p>
      <text:p text:style-name="Standard"><text:span text:style-name="T9"><text:tab/><text:tab/><text:tab/>cout </text:span><text:span text:style-name="T61">&lt;&lt;</text:span><text:span text:style-name="T9"> </text:span><text:span text:style-name="T63">"3.當有人沒辦法出牌時，該玩家需要覆蓋一張牌。"</text:span><text:span text:style-name="T9"> </text:span><text:span text:style-name="T61">&lt;&lt;</text:span><text:span text:style-name="T9"> endl;</text:span></text:p>
      <text:p text:style-name="Standard"><text:span text:style-name="T9"><text:tab/><text:tab/><text:tab/>cout </text:span><text:span text:style-name="T61">&lt;&lt;</text:span><text:span text:style-name="T9"> </text:span><text:span text:style-name="T63">"4.當其中一個花色順利從A接到K該花色就結束接牌。(注意同一排必須同花色否則不算)"</text:span><text:span text:style-name="T9"> </text:span><text:span text:style-name="T61">&lt;&lt;</text:span><text:span text:style-name="T9"> endl;</text:span></text:p>
      <text:p text:style-name="Standard"><text:span text:style-name="T9"><text:tab/><text:tab/><text:tab/>cout </text:span><text:span text:style-name="T61">&lt;&lt;</text:span><text:span text:style-name="T9"> </text:span><text:span text:style-name="T63">"5.最後以覆蓋的牌總點數多寡來決定勝負，點數最少者獲勝。(A為一點，2為兩點，以此類推K為13點)"</text:span><text:span text:style-name="T9"> </text:span><text:span text:style-name="T61">&lt;&lt;</text:span><text:span text:style-name="T9"> endl</text:span><text:span text:style-name="T61">&lt;&lt;</text:span><text:span text:style-name="T9">endl;</text:span></text:p>
      <text:p text:style-name="Standard"><text:span text:style-name="T9"><text:tab/><text:tab/><text:tab/>cout </text:span><text:span text:style-name="T61">&lt;&lt;</text:span><text:span text:style-name="T9"> </text:span><text:span text:style-name="T63">"Game start."</text:span><text:span text:style-name="T9"> </text:span><text:span text:style-name="T61">&lt;&lt;</text:span><text:span text:style-name="T9"> endl</text:span><text:span text:style-name="T61">&lt;&lt;</text:span><text:span text:style-name="T9">endl;</text:span></text:p>
      <text:p text:style-name="Standard"><text:span text:style-name="T9"><text:tab/><text:tab/><text:tab/>cout </text:span><text:span text:style-name="T61">&lt;&lt;</text:span><text:span text:style-name="T9"> </text:span><text:span text:style-name="T63">"The cards you have is "</text:span><text:span text:style-name="T9">;</text:span></text:p>
      <text:p text:style-name="P12"><text:span text:style-name="T9"><text:tab/><text:tab/><text:tab/>card1.getplayerscard();</text:span><text:span text:style-name="T27">//將牌分成兩份，並將一份照順序排好後輸出該份所有牌的花色及數字</text:span></text:p>
      <text:p text:style-name="Standard"><text:span text:style-name="T9"><text:tab/><text:tab/><text:tab/>cout </text:span><text:span text:style-name="T61">&lt;&lt;</text:span><text:span text:style-name="T9"> endl;</text:span></text:p>
      <text:p text:style-name="P13"><text:span text:style-name="T9"><text:tab/><text:tab/><text:tab/>card1.seven(dif);</text:span><text:span text:style-name="T27">//</text:span><text:span text:style-name="T36">呼叫</text:span><text:span text:style-name="T34">排七的遊戲主程式</text:span></text:p>
      <text:p text:style-name="P1"><text:tab/><text:tab/>}</text:p>
      <text:p text:style-name="P2"><text:tab/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ingLiU" svg:font-family="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9:11:01.006000000</meta:creation-date>
    <dc:date>2019-05-11T21:17:47.803000000</dc:date>
    <meta:editing-duration>PT7M8S</meta:editing-duration>
    <meta:editing-cycles>2</meta:editing-cycles>
    <meta:generator>LibreOffice/6.2.1.2$Windows_X86_64 LibreOffice_project/7bcb35dc3024a62dea0caee87020152d1ee96e71</meta:generator>
    <meta:document-statistic meta:table-count="0" meta:image-count="0" meta:object-count="0" meta:page-count="14" meta:paragraph-count="842" meta:word-count="6204" meta:character-count="20509" meta:non-whitespace-character-count="14104"/>
  </office:meta>
</office:document-meta>
</file>